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ITC Bookman Light" svg:font-family="'ITC Bookman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8cm"/>
    </style:style>
    <style:style style:name="co2" style:family="table-column">
      <style:table-column-properties fo:break-before="auto" style:column-width="2.505cm"/>
    </style:style>
    <style:style style:name="co3" style:family="table-column">
      <style:table-column-properties fo:break-before="auto" style:column-width="2.614cm"/>
    </style:style>
    <style:style style:name="co4" style:family="table-column">
      <style:table-column-properties fo:break-before="auto" style:column-width="4.657cm"/>
    </style:style>
    <style:style style:name="co5" style:family="table-column">
      <style:table-column-properties fo:break-before="auto" style:column-width="3.431cm"/>
    </style:style>
    <style:style style:name="co6" style:family="table-column">
      <style:table-column-properties fo:break-before="auto" style:column-width="15.822cm"/>
    </style:style>
    <style:style style:name="co7" style:family="table-column">
      <style:table-column-properties fo:break-before="auto" style:column-width="2.258cm"/>
    </style:style>
    <style:style style:name="co8" style:family="table-column">
      <style:table-column-properties fo:break-before="auto" style:column-width="4.221cm"/>
    </style:style>
    <style:style style:name="co9" style:family="table-column">
      <style:table-column-properties fo:break-before="auto" style:column-width="2.783cm"/>
    </style:style>
    <style:style style:name="co10" style:family="table-column">
      <style:table-column-properties fo:break-before="auto" style:column-width="4.509cm"/>
    </style:style>
    <style:style style:name="co11" style:family="table-column">
      <style:table-column-properties fo:break-before="auto" style:column-width="4.538cm"/>
    </style:style>
    <style:style style:name="co12" style:family="table-column">
      <style:table-column-properties fo:break-before="auto" style:column-width="15.764cm"/>
    </style:style>
    <style:style style:name="co13" style:family="table-column">
      <style:table-column-properties fo:break-before="auto" style:column-width="4.568cm"/>
    </style:style>
    <style:style style:name="co14" style:family="table-column">
      <style:table-column-properties fo:break-before="auto" style:column-width="4.477cm"/>
    </style:style>
    <style:style style:name="co15" style:family="table-column">
      <style:table-column-properties fo:break-before="auto" style:column-width="4.598cm"/>
    </style:style>
    <style:style style:name="co16" style:family="table-column">
      <style:table-column-properties fo:break-before="auto" style:column-width="2.39cm"/>
    </style:style>
    <style:style style:name="co17" style:family="table-column">
      <style:table-column-properties fo:break-before="auto" style:column-width="2.722cm"/>
    </style:style>
    <style:style style:name="co18" style:family="table-column">
      <style:table-column-properties fo:break-before="auto" style:column-width="3.872cm"/>
    </style:style>
    <style:style style:name="co19" style:family="table-column">
      <style:table-column-properties fo:break-before="auto" style:column-width="4.387cm"/>
    </style:style>
    <style:style style:name="co20" style:family="table-column">
      <style:table-column-properties fo:break-before="auto" style:column-width="15.794cm"/>
    </style:style>
    <style:style style:name="co21" style:family="table-column">
      <style:table-column-properties fo:break-before="auto" style:column-width="5.325cm"/>
    </style:style>
    <style:style style:name="co22" style:family="table-column">
      <style:table-column-properties fo:break-before="auto" style:column-width="3.388cm"/>
    </style:style>
    <style:style style:name="co23" style:family="table-column">
      <style:table-column-properties fo:break-before="auto" style:column-width="3.993cm"/>
    </style:style>
    <style:style style:name="co24" style:family="table-column">
      <style:table-column-properties fo:break-before="auto" style:column-width="4.628cm"/>
    </style:style>
    <style:style style:name="co25" style:family="table-column">
      <style:table-column-properties fo:break-before="auto" style:column-width="13.526cm"/>
    </style:style>
    <style:style style:name="co26" style:family="table-column">
      <style:table-column-properties fo:break-before="auto" style:column-width="4.78cm"/>
    </style:style>
    <style:style style:name="co27" style:family="table-column">
      <style:table-column-properties fo:break-before="auto" style:column-width="2.632cm"/>
    </style:style>
    <style:style style:name="co28" style:family="table-column">
      <style:table-column-properties fo:break-before="auto" style:column-width="3.115cm"/>
    </style:style>
    <style:style style:name="co29" style:family="table-column">
      <style:table-column-properties fo:break-before="auto" style:column-width="15.582cm"/>
    </style:style>
    <style:style style:name="co31" style:family="table-column">
      <style:table-column-properties fo:break-before="auto" style:column-width="2.298cm"/>
    </style:style>
    <style:style style:name="co32" style:family="table-column">
      <style:table-column-properties fo:break-before="auto" style:column-width="3.63cm"/>
    </style:style>
    <style:style style:name="co33" style:family="table-column">
      <style:table-column-properties fo:break-before="auto" style:column-width="3.963cm"/>
    </style:style>
    <style:style style:name="co34" style:family="table-column">
      <style:table-column-properties fo:break-before="auto" style:column-width="13.434cm"/>
    </style:style>
    <style:style style:name="co35" style:family="table-column">
      <style:table-column-properties fo:break-before="auto" style:column-width="6.687cm"/>
    </style:style>
    <style:style style:name="co36" style:family="table-column">
      <style:table-column-properties fo:break-before="auto" style:column-width="9.123cm"/>
    </style:style>
    <style:style style:name="co37" style:family="table-column">
      <style:table-column-properties fo:break-before="auto" style:column-width="16.794cm"/>
    </style:style>
    <style:style style:name="co38" style:family="table-column">
      <style:table-column-properties fo:break-before="auto" style:column-width="4.284cm"/>
    </style:style>
    <style:style style:name="co39" style:family="table-column">
      <style:table-column-properties fo:break-before="auto" style:column-width="3.385cm"/>
    </style:style>
    <style:style style:name="co40" style:family="table-column">
      <style:table-column-properties fo:break-before="auto" style:column-width="4.664cm"/>
    </style:style>
    <style:style style:name="co41" style:family="table-column">
      <style:table-column-properties fo:break-before="auto" style:column-width="10.677cm"/>
    </style:style>
    <style:style style:name="co42" style:family="table-column">
      <style:table-column-properties fo:break-before="auto" style:column-width="2.572cm"/>
    </style:style>
    <style:style style:name="co43" style:family="table-column">
      <style:table-column-properties fo:break-before="auto" style:column-width="13.555cm"/>
    </style:style>
    <style:style style:name="co44" style:family="table-column">
      <style:table-column-properties fo:break-before="auto" style:column-width="4.447cm"/>
    </style:style>
    <style:style style:name="co45" style:family="table-column">
      <style:table-column-properties fo:break-before="auto" style:column-width="2.267cm"/>
    </style:style>
    <style:style style:name="co46" style:family="table-column">
      <style:table-column-properties fo:break-before="auto" style:column-width="3.298cm"/>
    </style:style>
    <style:style style:name="co47" style:family="table-column">
      <style:table-column-properties fo:break-before="auto" style:column-width="15.632cm"/>
    </style:style>
    <style:style style:name="ro1" style:family="table-row">
      <style:table-row-properties style:row-height="0.894cm" fo:break-before="auto" style:use-optimal-row-height="true"/>
    </style:style>
    <style:style style:name="ro2" style:family="table-row">
      <style:table-row-properties style:row-height="3.067cm" fo:break-before="auto" style:use-optimal-row-height="false"/>
    </style:style>
    <style:style style:name="ro3" style:family="table-row">
      <style:table-row-properties style:row-height="5.95cm" fo:break-before="auto" style:use-optimal-row-height="true"/>
    </style:style>
    <style:style style:name="ro4" style:family="table-row">
      <style:table-row-properties style:row-height="5.106cm" fo:break-before="auto" style:use-optimal-row-height="true"/>
    </style:style>
    <style:style style:name="ro5" style:family="table-row">
      <style:table-row-properties style:row-height="7.634cm" fo:break-before="auto" style:use-optimal-row-height="true"/>
    </style:style>
    <style:style style:name="ro6" style:family="table-row">
      <style:table-row-properties style:row-height="3.738cm" fo:break-before="auto" style:use-optimal-row-height="true"/>
    </style:style>
    <style:style style:name="ro7" style:family="table-row">
      <style:table-row-properties style:row-height="6.791cm" fo:break-before="auto" style:use-optimal-row-height="true"/>
    </style:style>
    <style:style style:name="ro8" style:family="table-row">
      <style:table-row-properties style:row-height="9.319cm" fo:break-before="auto" style:use-optimal-row-height="true"/>
    </style:style>
    <style:style style:name="ro9" style:family="table-row">
      <style:table-row-properties style:row-height="2.579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4.685cm" fo:break-before="auto" style:use-optimal-row-height="true"/>
    </style:style>
    <style:style style:name="ro17" style:family="table-row">
      <style:table-row-properties style:row-height="0.88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2.817cm" fo:break-before="auto" style:use-optimal-row-height="true"/>
    </style:style>
    <style:style style:name="ro20" style:family="table-row">
      <style:table-row-properties style:row-height="3.21cm" fo:break-before="auto" style:use-optimal-row-height="true"/>
    </style:style>
    <style:style style:name="ro21" style:family="table-row">
      <style:table-row-properties style:row-height="3.605cm" fo:break-before="auto" style:use-optimal-row-height="true"/>
    </style:style>
    <style:style style:name="ro22" style:family="table-row">
      <style:table-row-properties style:row-height="0.452cm" fo:break-before="auto" style:use-optimal-row-height="true"/>
    </style:style>
    <style:style style:name="ro23" style:family="table-row">
      <style:table-row-properties style:row-height="1.316cm" fo:break-before="auto" style:use-optimal-row-height="true"/>
    </style:style>
    <style:style style:name="ro24" style:family="table-row">
      <style:table-row-properties style:row-height="3.844cm" fo:break-before="auto" style:use-optimal-row-height="true"/>
    </style:style>
    <style:style style:name="ro25" style:family="table-row">
      <style:table-row-properties style:row-height="4.263cm" fo:break-before="auto" style:use-optimal-row-height="true"/>
    </style:style>
    <style:style style:name="ro26" style:family="table-row">
      <style:table-row-properties style:row-height="9.74cm" fo:break-before="auto" style:use-optimal-row-height="false"/>
    </style:style>
    <style:style style:name="ro27" style:family="table-row">
      <style:table-row-properties style:row-height="8.897cm" fo:break-before="auto" style:use-optimal-row-height="true"/>
    </style:style>
    <style:style style:name="ro28" style:family="table-row">
      <style:table-row-properties style:row-height="8.475cm" fo:break-before="auto" style:use-optimal-row-height="true"/>
    </style:style>
    <style:style style:name="ro29" style:family="table-row">
      <style:table-row-properties style:row-height="9.71cm" fo:break-before="auto" style:use-optimal-row-height="false"/>
    </style:style>
    <style:style style:name="ro30" style:family="table-row">
      <style:table-row-properties style:row-height="4.263cm" fo:break-before="auto" style:use-optimal-row-height="true"/>
    </style:style>
    <style:style style:name="ro31" style:family="table-row">
      <style:table-row-properties style:row-height="4.203cm" fo:break-before="auto" style:use-optimal-row-height="false"/>
    </style:style>
    <style:style style:name="ro32" style:family="table-row">
      <style:table-row-properties style:row-height="1.91cm" fo:break-before="auto" style:use-optimal-row-height="false"/>
    </style:style>
    <style:style style:name="ro33" style:family="table-row">
      <style:table-row-properties style:row-height="3.203cm" fo:break-before="auto" style:use-optimal-row-height="false"/>
    </style:style>
    <style:style style:name="ro34" style:family="table-row">
      <style:table-row-properties style:row-height="3.851cm" fo:break-before="auto" style:use-optimal-row-height="false"/>
    </style:style>
    <style:style style:name="ro35" style:family="table-row">
      <style:table-row-properties style:row-height="5.554cm" fo:break-before="auto" style:use-optimal-row-height="false"/>
    </style:style>
    <style:style style:name="ro36" style:family="table-row">
      <style:table-row-properties style:row-height="2.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026cm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cm"/>
      <style:text-properties fo:hyphenate="true"/>
    </style:style>
    <style:style style:name="ce5" style:family="table-cell" style:parent-style-name="Default">
      <style:table-cell-properties fo:background-color="#000000" style:text-align-source="fix" style:repeat-content="false" fo:wrap-option="wrap" fo:border="0.026cm solid #ffffff" style:vertical-align="top"/>
      <style:paragraph-properties fo:text-align="start"/>
      <style:text-properties fo:color="#ffffff" fo:font-weight="bold" style:font-weight-asian="bold" style:font-weight-complex="600" fo:hyphenate="true"/>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ce10" style:family="table-cell" style:parent-style-name="Default">
      <style:table-cell-properties fo:background-color="#000000" style:text-align-source="fix" style:repeat-content="false" fo:wrap-option="wrap" fo:border="0.026cm solid #ffffff"/>
      <style:paragraph-properties fo:text-align="start" fo:margin-left="0cm"/>
      <style:text-properties fo:color="#ffffff" fo:font-weight="bold" style:font-weight-asian="bold" style:font-weight-complex="600" fo:hyphenate="true"/>
    </style:style>
    <style:style style:name="ce11" style:family="table-cell" style:parent-style-name="Default">
      <style:table-cell-properties fo:wrap-option="wrap"/>
    </style:style>
    <style:style style:name="ce12" style:family="table-cell" style:parent-style-name="Default">
      <style:table-cell-properties fo:wrap-option="wrap"/>
      <style:text-properties style:font-name="Liberation Sans" style:font-name-asian="Noto Sans CJK SC Regular" style:font-name-complex="FreeSans" fo:hyphenate="true"/>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style:text-align-source="value-type" style:repeat-content="false" fo:wrap-option="wrap" style:vertical-align="top"/>
      <style:paragraph-properties fo:margin-left="0cm"/>
      <style:text-properties style:use-window-font-color="true" style:text-outline="false" style:text-line-through-styl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style:text-align-source="fix" style:repeat-content="false" fo:wrap-option="wrap"/>
      <style:paragraph-properties fo:text-align="start" fo:margin-left="0cm"/>
    </style:style>
    <style:style style:name="ce17" style:family="table-cell" style:parent-style-name="Default">
      <style:table-cell-properties fo:wrap-option="wrap"/>
      <style:text-properties style:font-name="Liberation Sans" style:font-name-asian="Noto Sans CJK SC Regular" style:font-name-complex="FreeSans"/>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text-properties fo:hyphenate="true"/>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ITC Bookman Ligh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style:text-align-source="fix" style:repeat-content="false" style:vertical-align="top"/>
      <style:paragraph-properties fo:text-align="justify" fo:margin-left="0cm"/>
    </style:style>
    <style:style style:name="T1" style:family="text">
      <style:text-properties fo:font-weight="normal" style:font-weight-asian="normal" style:font-weight-complex="normal"/>
    </style:style>
    <style:style style:name="T4" style:family="text">
      <style:text-properties style:font-name-asian="Noto Sans CJK SC Regular" style:font-name-complex="FreeSans"/>
    </style:style>
    <style:style style:name="T2" style:family="text">
      <style:text-properties style:font-name="Calibri" fo:font-weight="normal" style:font-name-asian="Noto Sans CJK SC Regular" style:font-weight-asian="normal" style:font-name-complex="FreeSans" style:font-weight-complex="normal"/>
    </style:style>
    <style:style style:name="T3" style:family="text">
      <style:text-properties style:font-name="Calibri" style:font-name-asian="Noto Sans CJK SC Regular" style:font-weight-asian="bold" style:font-name-complex="FreeSans" style:font-weight-complex="bold"/>
    </style:style>
    <style:style style:name="T5" style:family="text">
      <style:text-properties style:font-name="Liberation Sans" style:font-name-asian="Noto Sans CJK SC Regular" style:font-name-complex="FreeSans"/>
    </style:style>
    <style:style style:name="T6" style:family="text">
      <style:text-properties fo:language="zxx" fo:country="none"/>
    </style:style>
  </office:automatic-styles>
  <office:body>
    <office:spreadsheet>
      <table:calculation-settings table:automatic-find-labels="false"/>
      <table:table table:name="5.19.2 Frame Lock State Machine Test Plan"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text:p>Test ID</text:p>
          </table:table-cell>
          <table:table-cell table:style-name="ce1"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2">
          <table:table-cell table:style-name="ce2" office:value-type="float" office:value="1">
            <text:p>1</text:p>
          </table:table-cell>
          <table:table-cell table:style-name="ce2" office:value-type="float" office:value="3.2">
            <text:p>3.2</text:p>
          </table:table-cell>
          <table:table-cell table:style-name="ce2" office:value-type="string">
            <text:p>5.19.2 Frame_Lock State Machine</text:p>
          </table:table-cell>
          <table:table-cell table:style-name="ce6" office:value-type="string">
            <text:p>Training status is correct for no training frames</text:p>
            <text:p><text:span text:style-name="T1">&lt;more details about section number of spec and specification statements might be useful&gt;</text:span></text:p>
          </table:table-cell>
          <table:table-cell table:style-name="ce7" office:value-type="string">
            <text:p>Directed test check/Functional coverage</text:p>
          </table:table-cell>
          <table:table-cell table:style-name="ce9" office:value-type="string">
            <text:p><text:span text:style-name="T4">Initialize the DUT and enable the port for training. Leave the TD inactive. Wait the period </text:span><text:span text:style-name="T4">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text:p>2</text:p>
          </table:table-cell>
          <table:table-cell table:style-name="ce2" office:value-type="float" office:value="3.2">
            <text:p>3.2</text:p>
          </table:table-cell>
          <table:table-cell table:style-name="ce2" office:value-type="string">
            <text:p>5.19.2 Frame_Lock State Machine</text:p>
          </table:table-cell>
          <table:table-cell office:value-type="string">
            <text:p>Training completes for good frames at any bit position</text:p>
            <text:p><text:span text:style-name="T2">&lt;more details about section number of spec and specification statements might be useful&gt;</text:span></text:p>
          </table:table-cell>
          <table:table-cell table:style-name="ce8" office:value-type="string">
            <text:p/>
            <text:p><text:span text:style-name="T3">Directed test check/Functional coverage</text:span></text:p>
            <text:p/>
          </table:table-cell>
          <table:table-cell office:value-type="string">
            <text:p>Reset the TD and the DUT; produce good training frames from the TD to permit training aligned to some bit position (p). <text:s/>Permit training to <text:s/>complete. <text:s/>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text:p>3</text:p>
          </table:table-cell>
          <table:table-cell table:style-name="ce2" office:value-type="float" office:value="3.2">
            <text:p>3.2</text:p>
          </table:table-cell>
          <table:table-cell table:style-name="ce2" office:value-type="string">
            <text:p>5.19.2 Frame_Lock State Machine</text:p>
          </table:table-cell>
          <table:table-cell office:value-type="string">
            <text:p>Once locked, the frame lock during training is retained for 4 frame errors</text:p>
            <text:p><text:span text:style-name="T2">&lt;more details about section number of spec and specification statements might be useful&gt;</text:span></text:p>
          </table:table-cell>
          <table:table-cell table:style-name="ce8" office:value-type="string">
            <text:p><text:span text:style-name="T3">Directed test check/Functional coverage</text:span></text:p>
            <text:p/>
          </table:table-cell>
          <table:table-cell office: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text:p>4</text:p>
          </table:table-cell>
          <table:table-cell table:style-name="ce2" office:value-type="float" office:value="3.2">
            <text:p>3.2</text:p>
          </table:table-cell>
          <table:table-cell table:style-name="ce2" office:value-type="string">
            <text:p>5.19.2 Frame_Lock State Machine</text:p>
          </table:table-cell>
          <table:table-cell office:value-type="string">
            <text:p>Once locked, 5 errors will cause the bit position to slip</text:p>
            <text:p><text:span text:style-name="T2">&lt;more details about section number of spec and specification statements might be useful&gt;</text:span></text:p>
          </table:table-cell>
          <table:table-cell table:style-name="ce8" office:value-type="string">
            <text:p><text:span text:style-name="T3">Directed test check/Functional coverage</text:span></text:p>
            <text:p/>
          </table:table-cell>
          <table:table-cell office: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text:p>5a</text:p>
          </table:table-cell>
          <table:table-cell table:style-name="ce2" office:value-type="float" office:value="3.2">
            <text:p>3.2</text:p>
          </table:table-cell>
          <table:table-cell table:style-name="ce2" office:value-type="string">
            <text:p>5.19.2 Frame_Lock State Machine</text:p>
          </table:table-cell>
          <table:table-cell office: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8" office:value-type="string">
            <text:p><text:span text:style-name="T3">Directed test check/Functional coverage</text:span></text:p>
            <text:p/>
          </table:table-cell>
          <table:table-cell office: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text:p>5b</text:p>
          </table:table-cell>
          <table:table-cell office:value-type="float" office:value="3.2">
            <text:p>3.2</text:p>
          </table:table-cell>
          <table:table-cell table:style-name="ce2" office:value-type="string">
            <text:p>5.19.2 Frame_Lock State Machine</text:p>
          </table:table-cell>
          <table:table-cell office: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8" office:value-type="string">
            <text:p><text:span text:style-name="T3">Directed test check/Functional coverage</text:span></text:p>
            <text:p/>
          </table:table-cell>
          <table:table-cell office: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text:p>6</text:p>
          </table:table-cell>
          <table:table-cell table:style-name="ce4" office:value-type="float" office:value="3.2">
            <text:p>3.2</text:p>
          </table:table-cell>
          <table:table-cell table:style-name="ce2" office:value-type="string">
            <text:p>5.19.2 Frame_Lock State Machine</text:p>
          </table:table-cell>
          <table:table-cell office:value-type="string">
            <text:p>After reset, a new frame lock is required.</text:p>
            <text:p><text:span text:style-name="T2">&lt;more details about section number of spec and specification statements might be useful&gt;</text:span></text:p>
          </table:table-cell>
          <table:table-cell table:style-name="ce8" office:value-type="string">
            <text:p><text:span text:style-name="T3">Directed test check/Functional coverage</text:span></text:p>
            <text:p/>
          </table:table-cell>
          <table:table-cell office: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text:p>7</text:p>
          </table:table-cell>
          <table:table-cell office:value-type="float" office:value="3.2">
            <text:p>3.2</text:p>
          </table:table-cell>
          <table:table-cell office:value-type="string">
            <text:p>5.19.3.2 Short run Lane_Training state machine</text:p>
          </table:table-cell>
          <table:table-cell office:value-type="string">
            <text:p>Verify that disabled lanes do not indicate successful training</text:p>
          </table:table-cell>
          <table:table-cell table:style-name="ce8" office:value-type="string">
            <text:p><text:span text:style-name="T3">Directed test check/Functional coverage</text:span></text:p>
            <text:p/>
          </table:table-cell>
          <table:table-cell office:value-type="string">
            <text:p>Disable transmission and reception on lanes not under test. <text:s/>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text:p>8</text:p>
          </table:table-cell>
          <table:table-cell office:value-type="float" office:value="3.2">
            <text:p>3.2</text:p>
          </table:table-cell>
          <table:table-cell office:value-type="string">
            <text:p>5.19.3.2 Short run Lane_Training state machine</text:p>
          </table:table-cell>
          <table:table-cell office:value-type="string">
            <text:p>Verify correct behavior after reset</text:p>
          </table:table-cell>
          <table:table-cell table:style-name="ce8" office:value-type="string">
            <text:p><text:span text:style-name="T3">Directed test check/Functional coverage</text:span></text:p>
            <text:p/>
          </table:table-cell>
          <table:table-cell office: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text:p>9</text:p>
          </table:table-cell>
          <table:table-cell office:value-type="float" office:value="3.2">
            <text:p>3.2</text:p>
          </table:table-cell>
          <table:table-cell office:value-type="string">
            <text:p>5.19.3.2 Short run Lane_Training state machine</text:p>
          </table:table-cell>
          <table:table-cell office:value-type="string">
            <text:p>Verify short run code word training is attempted</text:p>
          </table:table-cell>
          <table:table-cell table:style-name="ce8" office:value-type="string">
            <text:p><text:span text:style-name="T3">Directed test check/Functional coverage</text:span></text:p>
            <text:p/>
          </table:table-cell>
          <table:table-cell office: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text:p>10</text:p>
          </table:table-cell>
          <table:table-cell office:value-type="float" office:value="3.2">
            <text:p>3.2</text:p>
          </table:table-cell>
          <table:table-cell office:value-type="string">
            <text:p>5.19.3.2 Short run Lane_Training state machine</text:p>
          </table:table-cell>
          <table:table-cell office:value-type="string">
            <text:p>Verify short run code word training is successful</text:p>
          </table:table-cell>
          <table:table-cell table:style-name="ce8" office:value-type="string">
            <text:p><text:span text:style-name="T3">Directed test check/Functional coverage</text:span></text:p>
            <text:p/>
          </table:table-cell>
          <table:table-cell office: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text:p>11</text:p>
          </table:table-cell>
          <table:table-cell office:value-type="float" office:value="3.2">
            <text:p>3.2</text:p>
          </table:table-cell>
          <table:table-cell office:value-type="string">
            <text:p>5.19.3.2 Short run Lane_Training state machine</text:p>
          </table:table-cell>
          <table:table-cell office:value-type="string">
            <text:p>Verify short run code word timeout, if possible</text:p>
          </table:table-cell>
          <table:table-cell table:style-name="ce8" office:value-type="string">
            <text:p><text:span text:style-name="T3">Directed test check/Functional coverage</text:span></text:p>
            <text:p/>
          </table:table-cell>
          <table:table-cell office:value-type="string">
            <text:p>- If possible, configure the DUT to timeout during code word training. <text:s/>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text:p>12</text:p>
          </table:table-cell>
          <table:table-cell office:value-type="float" office:value="3.2">
            <text:p>3.2</text:p>
          </table:table-cell>
          <table:table-cell office:value-type="string">
            <text:p>5.19.3.2 Short run Lane_Training state machine</text:p>
          </table:table-cell>
          <table:table-cell office:value-type="string">
            <text:p>Verify short run code word training begins again after reset</text:p>
          </table:table-cell>
          <table:table-cell table:style-name="ce8" office:value-type="string">
            <text:p><text:span text:style-name="T3">Directed test check/Functional coverage</text:span></text:p>
            <text:p/>
          </table:table-cell>
          <table:table-cell office:value-type="string">
            <text:p>- Reset the DUT during code word training. <text:s/>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9">
          <table:table-cell office:value-type="float" office:value="13">
            <text:p>13</text:p>
          </table:table-cell>
          <table:table-cell office:value-type="float" office:value="3.2">
            <text:p>3.2</text:p>
          </table:table-cell>
          <table:table-cell office:value-type="string">
            <text:p>5.19.6 Lane Alignment State Machine</text:p>
          </table:table-cell>
          <table:table-cell office:value-type="string">
            <text:p>Verify correct behavior after reset</text:p>
          </table:table-cell>
          <table:table-cell table:style-name="ce8" office:value-type="string">
            <text:p><text:span text:style-name="T3">Directed test check/Functional coverage</text:span></text:p>
            <text:p/>
          </table:table-cell>
          <table:table-cell office:value-type="string">
            <text:p>Once reset is de-asserted, check the following register for the current state of the Lane Alignment state Machine, Port n Initialization Status CSRs - Bit 0-4,Lane Alignment and Lane n Status 2 CSRs - Bit 17-19, LP Receive width.</text:p>
            <text:p/>
            <text:p>For initial 120 msec +/- 33%, the state machine should be in NOT_ALIGNED state.</text:p>
            <text:p>Once in operating mode, the corresponding alignment state machine should be in ALIGNED state.</text:p>
          </table:table-cell>
          <table:table-cell table:number-columns-repeated="1018"/>
        </table:table-row>
        <table:table-row table:style-name="ro13">
          <table:table-cell office:value-type="float" office:value="14">
            <text:p>14</text:p>
          </table:table-cell>
          <table:table-cell office:value-type="float" office:value="3.2">
            <text:p>3.2</text:p>
          </table:table-cell>
          <table:table-cell office:value-type="string">
            <text:p>5.19.6 Lane Alignment State Machine</text:p>
          </table:table-cell>
          <table:table-cell office:value-type="string">
            <text:p>Verify port width override operation</text:p>
          </table:table-cell>
          <table:table-cell table:style-name="ce8" office:value-type="string">
            <text:p><text:span text:style-name="T3">Directed test check/Functional coverage</text:span></text:p>
            <text:p/>
          </table:table-cell>
          <table:table-cell office: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3">
          <table:table-cell office:value-type="float" office:value="15">
            <text:p>15</text:p>
          </table:table-cell>
          <table:table-cell office:value-type="float" office:value="3.2">
            <text:p>3.2</text:p>
          </table:table-cell>
          <table:table-cell office:value-type="string">
            <text:p>5.19.6 Lane Alignment State Machine</text:p>
          </table:table-cell>
          <table:table-cell office:value-type="string">
            <text:p>Verify correct reaction to high error rate</text:p>
          </table:table-cell>
          <table:table-cell table:style-name="ce8" office:value-type="string">
            <text:p><text:span text:style-name="T3">Directed test check/Functional coverage</text:span></text:p>
            <text:p/>
          </table:table-cell>
          <table:table-cell office: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3">
          <table:table-cell office:value-type="float" office:value="16">
            <text:p>16</text:p>
          </table:table-cell>
          <table:table-cell office:value-type="float" office:value="3.2">
            <text:p>3.2</text:p>
          </table:table-cell>
          <table:table-cell office:value-type="string">
            <text:p>5.19.6 Lane Alignment State Machine</text:p>
          </table:table-cell>
          <table:table-cell office:value-type="string">
            <text:p>Verify correct reaction to low error rate</text:p>
          </table:table-cell>
          <table:table-cell table:style-name="ce8" office:value-type="string">
            <text:p><text:span text:style-name="T3">Directed test check/Functional coverage</text:span></text:p>
            <text:p/>
          </table:table-cell>
          <table:table-cell office: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text:p>17</text:p>
          </table:table-cell>
          <table:table-cell office:value-type="float" office:value="3.2">
            <text:p>3.2</text:p>
          </table:table-cell>
          <table:table-cell office:value-type="string">
            <text:p>5.19.6 Lane Alignment State Machine</text:p>
          </table:table-cell>
          <table:table-cell office:value-type="string">
            <text:p>Confirm port enable/disable operation.</text:p>
          </table:table-cell>
          <table:table-cell table:style-name="ce8" office:value-type="string">
            <text:p><text:span text:style-name="T3">Directed test check/Functional coverage</text:span></text:p>
            <text:p/>
          </table:table-cell>
          <table:table-cell office:value-type="string">
            <text:p><text:s text:c="2"/>Enable the Port. Check the Port n Initialization Status CSRs - Bit 0-4,Lane Alignment <text:s/>indicating Lane Alignment state.</text:p>
            <text:p/>
            <text:p>Disable the Port. Check the Port n Initialization Status CSRs - Bit 0-4,Lane Alignment indicating Unaligned condition</text:p>
          </table:table-cell>
          <table:table-cell table:number-columns-repeated="1018"/>
        </table:table-row>
        <table:table-row table:style-name="ro13">
          <table:table-cell office:value-type="float" office:value="18">
            <text:p>18</text:p>
          </table:table-cell>
          <table:table-cell office:value-type="float" office:value="3.2">
            <text:p>3.2</text:p>
          </table:table-cell>
          <table:table-cell office:value-type="string">
            <text:p>5.19.6 Lane Alignment State Machine</text:p>
          </table:table-cell>
          <table:table-cell office:value-type="string">
            <text:p>Verify state machine can be reset at any time</text:p>
          </table:table-cell>
          <table:table-cell table:style-name="ce8" office:value-type="string">
            <text:p><text:span text:style-name="T3">Directed test check/Functional coverage</text:span></text:p>
            <text:p/>
          </table:table-cell>
          <table:table-cell office: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text:p>19</text:p>
          </table:table-cell>
          <table:table-cell office:value-type="float" office:value="3.2">
            <text:p>3.2</text:p>
          </table:table-cell>
          <table:table-cell office:value-type="string">
            <text:p>5.19.5 Lane Synchronization State Machine</text:p>
          </table:table-cell>
          <table:table-cell office:value-type="string">
            <text:p>Confirm port enable/disable operation.</text:p>
          </table:table-cell>
          <table:table-cell table:style-name="ce8" office:value-type="string">
            <text:p><text:span text:style-name="T3">Directed test check/Functional coverage</text:span></text:p>
            <text:p/>
          </table:table-cell>
          <table:table-cell office:value-type="string">
            <text:p>- <text:s text:c="9"/>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text:p>20</text:p>
          </table:table-cell>
          <table:table-cell office:value-type="float" office:value="3.2">
            <text:p>3.2</text:p>
          </table:table-cell>
          <table:table-cell office:value-type="string">
            <text:p>5.19.5 Lane Synchronization State Machine</text:p>
          </table:table-cell>
          <table:table-cell office:value-type="string">
            <text:p>Confirm reset operation.</text:p>
          </table:table-cell>
          <table:table-cell table:style-name="ce8" office:value-type="string">
            <text:p><text:span text:style-name="T3">Directed test check/Functional coverage</text:span></text:p>
            <text:p/>
          </table:table-cell>
          <table:table-cell office:value-type="string">
            <text:p>- <text:s text:c="9"/>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text:p>21</text:p>
          </table:table-cell>
          <table:table-cell office:value-type="float" office:value="3.2">
            <text:p>3.2</text:p>
          </table:table-cell>
          <table:table-cell office:value-type="string">
            <text:p>5.19.5 Lane Synchronization State Machine</text:p>
          </table:table-cell>
          <table:table-cell office:value-type="string">
            <text:p>Confirm correct state after reset.</text:p>
          </table:table-cell>
          <table:table-cell table:style-name="ce8" office:value-type="string">
            <text:p><text:span text:style-name="T3">Directed test check/Functional coverage</text:span></text:p>
            <text:p/>
          </table:table-cell>
          <table:table-cell office:value-type="string">
            <text:p>- <text:s text:c="9"/>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text:p>22</text:p>
          </table:table-cell>
          <table:table-cell office:value-type="float" office:value="3.2">
            <text:p>3.2</text:p>
          </table:table-cell>
          <table:table-cell office:value-type="string">
            <text:p>5.19.5 Lane Synchronization State Machine</text:p>
          </table:table-cell>
          <table:table-cell office:value-type="string">
            <text:p>Confirm correct state after reset.</text:p>
          </table:table-cell>
          <table:table-cell table:style-name="ce8" office:value-type="string">
            <text:p><text:span text:style-name="T3">Directed test check/Functional coverage</text:span></text:p>
            <text:p/>
          </table:table-cell>
          <table:table-cell office:value-type="string">
            <text:p>- <text:s text:c="9"/>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text:p>23</text:p>
          </table:table-cell>
          <table:table-cell office:value-type="float" office:value="3.2">
            <text:p>3.2</text:p>
          </table:table-cell>
          <table:table-cell office:value-type="string">
            <text:p>5.19.5 Lane Synchronization State Machine</text:p>
          </table:table-cell>
          <table:table-cell office:value-type="string">
            <text:p>Confirm lane synchronization success.</text:p>
          </table:table-cell>
          <table:table-cell table:style-name="ce8" office:value-type="string">
            <text:p><text:span text:style-name="T3">Directed test check/Functional coverage</text:span></text:p>
            <text:p/>
          </table:table-cell>
          <table:table-cell office: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text:p>24</text:p>
          </table:table-cell>
          <table:table-cell office:value-type="float" office:value="3.2">
            <text:p>3.2</text:p>
          </table:table-cell>
          <table:table-cell office:value-type="string">
            <text:p>5.19.5 Lane Synchronization State Machine</text:p>
          </table:table-cell>
          <table:table-cell office:value-type="string">
            <text:p>Confirm lane synchronization faiure with high bit error rate.</text:p>
          </table:table-cell>
          <table:table-cell table:style-name="ce8" office:value-type="string">
            <text:p><text:span text:style-name="T3">Directed test check/Functional coverage</text:span></text:p>
            <text:p/>
          </table:table-cell>
          <table:table-cell office:value-type="string">
            <text:p>- <text:s text:c="9"/>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2">
          <table:table-cell table:style-name="ce2" table:number-columns-repeated="3"/>
          <table:table-cell/>
          <table:table-cell table:style-name="ce2"/>
          <table:table-cell table:number-columns-repeated="1019"/>
        </table:table-row>
        <table:table-row table:style-name="ro12" table:number-rows-repeated="1048548">
          <table:table-cell table:number-columns-repeated="1024"/>
        </table:table-row>
        <table:table-row table:style-name="ro12">
          <table:table-cell table:number-columns-repeated="1024"/>
        </table:table-row>
      </table:table>
      <table:table table:name="5.19.3.1 Long run Lane_Training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4" table:default-cell-style-name="ce11"/>
        <table:table-column table:style-name="co15" table:default-cell-style-name="ce11"/>
        <table:table-column table:style-name="co7" table:number-columns-repeated="1015" table:default-cell-style-name="ce11"/>
        <table:table-row table:style-name="ro17">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18">
          <table:table-cell table:style-name="ce3" office:value-type="float" office:value="1">
            <text:p>1</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that disabled lanes do not indicate successful training</text:p>
          </table:table-cell>
          <table:table-cell table:style-name="ce8" office:value-type="string">
            <text:p><text:span text:style-name="T3">Directed test check/Functional coverage</text:span></text:p>
            <text:p/>
          </table:table-cell>
          <table:table-cell table:style-name="ce2" office:value-type="string">
            <text:p>Disable transmission and reception on lanes not under test. <text:s/>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style-name="ce3" table:number-columns-repeated="1018"/>
        </table:table-row>
        <table:table-row table:style-name="ro19">
          <table:table-cell table:style-name="ce3" office:value-type="float" office:value="2">
            <text:p>2</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correct behavior after reset</text:p>
          </table:table-cell>
          <table:table-cell table:style-name="ce8" office:value-type="string">
            <text:p><text:span text:style-name="T3">Directed test check/Functional coverage</text:span></text:p>
            <text:p/>
          </table:table-cell>
          <table:table-cell table:style-name="ce2" office: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style-name="ce3" table:number-columns-repeated="1018"/>
        </table:table-row>
        <table:table-row table:style-name="ro13">
          <table:table-cell table:style-name="ce3" office:value-type="float" office:value="3">
            <text:p>3</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DME training support</text:p>
          </table:table-cell>
          <table:table-cell table:style-name="ce8" office:value-type="string">
            <text:p><text:span text:style-name="T3">Directed test check/Functional coverage</text:span></text:p>
            <text:p/>
          </table:table-cell>
          <table:table-cell table:style-name="ce2" office:value-type="string">
            <text:p>- Once lane sync is achieved, if the BFM sends DME and the DUT supports DME training, <text:s/>both ends should execute DME training.</text:p>
            <text:p>- Lane n Status 1 CSR "Training Type" is 0b0001 "DME_"</text:p>
          </table:table-cell>
          <table:table-cell table:style-name="ce3" table:number-columns-repeated="1018"/>
        </table:table-row>
        <table:table-row table:style-name="ro19">
          <table:table-cell table:style-name="ce3" office:value-type="float" office:value="4">
            <text:p>4</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DME training timeout</text:p>
          </table:table-cell>
          <table:table-cell table:style-name="ce8" office:value-type="string">
            <text:p><text:span text:style-name="T3">Directed test check/Functional coverage</text:span></text:p>
            <text:p/>
          </table:table-cell>
          <table:table-cell table:style-name="ce2" office:value-type="string">
            <text:p>- BFM has Port n Link Timers Control CSR “DME Wait_Timer” field set to 0 to continuously send DME training frames.</text:p>
            <text:p>- BFM never asserts "receive lane ready" (bit 23) in the Status/Control code word.</text:p>
            <text:p>- DUT DME training should timeout after the period programmed in the DME Training Completion Timer filed of the Port n Link Timers Control CSR</text:p>
            <text:p>- Lane n Status 1 CSR, IDLE 3 DME Training Completed and IDLE 3 DME Training Failed should both be asserted.</text:p>
          </table:table-cell>
          <table:table-cell table:style-name="ce3" table:number-columns-repeated="1018"/>
        </table:table-row>
        <table:table-row table:style-name="ro20">
          <table:table-cell table:style-name="ce3" office:value-type="float" office:value="5">
            <text:p>5</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DME emphasis control timeout</text:p>
          </table:table-cell>
          <table:table-cell table:style-name="ce8" office:value-type="string">
            <text:p><text:span text:style-name="T3">Directed test check/Functional coverage</text:span></text:p>
            <text:p/>
          </table:table-cell>
          <table:table-cell table:style-name="ce2" office:value-type="string">
            <text:p>- BFM has Port n Link Timers Control CSR “DME Wait_Timer” field set to 0 to continuously send DME training frames.</text:p>
            <text:p>- BFM never asserts "receive lane ready" (bit 23) in the Status/Control code word.</text:p>
            <text:p>- DUT has Port n Link Timers Control CSR “Emphasis Command Timeout” field set to 1</text:p>
            <text:p>- DUT issues a command to the BFM, and the BFM does not acknowledge. </text:p>
            <text:p>- DUT DME training should fail</text:p>
            <text:p>- Lane n Status 1 CSR, IDLE 3 DME Training Completed and IDLE 3 DME Training Failed should both be asserted.</text:p>
          </table:table-cell>
          <table:table-cell table:style-name="ce3" table:number-columns-repeated="1018"/>
        </table:table-row>
        <table:table-row table:style-name="ro13">
          <table:table-cell table:style-name="ce3" office:value-type="float" office:value="6">
            <text:p>6</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DME framelock loss</text:p>
          </table:table-cell>
          <table:table-cell table:style-name="ce8" office:value-type="string">
            <text:p><text:span text:style-name="T3">Directed test check/Functional coverage</text:span></text:p>
            <text:p/>
          </table:table-cell>
          <table:table-cell table:style-name="ce2" office:value-type="string">
            <text:p>- Insert bit errors which cause the DUT to lose frame lock on the lane under test</text:p>
            <text:p><text:span text:style-name="T5">- DUT DME training should fail</text:span></text:p>
            <text:p><text:span text:style-name="T5">- Lane n Status 1 CSR, IDLE 3 DME Training Completed and IDLE 3 DME Training Failed </text:span><text:span text:style-name="T5">should both be asserted.</text:span></text:p>
          </table:table-cell>
          <table:table-cell table:style-name="ce3" table:number-columns-repeated="1018"/>
        </table:table-row>
        <table:table-row table:style-name="ro13">
          <table:table-cell table:style-name="ce3" office:value-type="float" office:value="7">
            <text:p>7</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2x downgrade</text:p>
          </table:table-cell>
          <table:table-cell table:style-name="ce8" office:value-type="string">
            <text:p><text:span text:style-name="T3">Directed test check/Functional coverage</text:span></text:p>
            <text:p/>
          </table:table-cell>
          <table:table-cell table:style-name="ce2" office:value-type="string">
            <text:p>- Set the BFM to operate in 2x mode for a 4x port width, and the DUT to operate in 4x mode</text:p>
            <text:p>- Verify that for Lane 2 of the DUT port, Lane n Status 1 CSR, IDLE 3 DME Training Completed and IDLE 3 DME Training Failed should both be asserted.</text:p>
            <text:p>- Verify that the DUT trains in 2x mode</text:p>
          </table:table-cell>
          <table:table-cell table:style-name="ce3" table:number-columns-repeated="1018"/>
        </table:table-row>
        <table:table-row table:style-name="ro13">
          <table:table-cell table:style-name="ce3" office:value-type="float" office:value="8">
            <text:p>8</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code word training is attempted</text:p>
          </table:table-cell>
          <table:table-cell table:style-name="ce8" office:value-type="string">
            <text:p><text:span text:style-name="T3">Directed test check/Functional coverage</text:span></text:p>
            <text:p/>
          </table:table-cell>
          <table:table-cell table:style-name="ce2" office: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style-name="ce3" table:number-columns-repeated="1018"/>
        </table:table-row>
        <table:table-row table:style-name="ro20">
          <table:table-cell table:style-name="ce3" office:value-type="float" office:value="9">
            <text:p>9</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code word training is successful</text:p>
          </table:table-cell>
          <table:table-cell table:style-name="ce8" office:value-type="string">
            <text:p><text:span text:style-name="T3">Directed test check/Functional coverage</text:span></text:p>
            <text:p/>
          </table:table-cell>
          <table:table-cell table:style-name="ce2" office: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style-name="ce3" table:number-columns-repeated="1018"/>
        </table:table-row>
        <table:table-row table:style-name="ro19">
          <table:table-cell table:style-name="ce3" office:value-type="float" office:value="10">
            <text:p>10</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code word timeout, if possible</text:p>
          </table:table-cell>
          <table:table-cell table:style-name="ce8" office:value-type="string">
            <text:p><text:span text:style-name="T3">Directed test check/Functional coverage</text:span></text:p>
            <text:p/>
          </table:table-cell>
          <table:table-cell table:style-name="ce2" office:value-type="string">
            <text:p>- If possible, configure the DUT to timeout during code word training. <text:s/>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style-name="ce3" table:number-columns-repeated="1018"/>
        </table:table-row>
        <table:table-row table:style-name="ro21">
          <table:table-cell table:style-name="ce3" office:value-type="float" office:value="11">
            <text:p>11</text:p>
          </table:table-cell>
          <table:table-cell table:style-name="ce3" office:value-type="float" office:value="3.2">
            <text:p>3.2</text:p>
          </table:table-cell>
          <table:table-cell table:style-name="ce3" office:value-type="string">
            <text:p>5.19.3.1 Long run Lane_Training state machine</text:p>
          </table:table-cell>
          <table:table-cell table:style-name="ce2" office:value-type="string">
            <text:p>Verify code word/DME <text:s/>training begins again after reset</text:p>
          </table:table-cell>
          <table:table-cell table:style-name="ce8" office:value-type="string">
            <text:p><text:span text:style-name="T3">Directed test check/Functional coverage</text:span></text:p>
            <text:p/>
          </table:table-cell>
          <table:table-cell table:style-name="ce2" office:value-type="string">
            <text:p>- Reset the DUT during code word/DME training. <text:s/>Verify that the DUT indicates code word/DME <text:s/>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text:span text:style-name="T5">- Lane n Status 1 CSR, IDLE 3 DME Training Completed and IDLE 3 DME Training Failed are </text:span><text:span text:style-name="T5">deasserted.</text:span></text:p>
            <text:p>- Lane n Status 2 CSR "LP Receive Lane Ready", "LP Lane Trained" are asserted.</text:p>
          </table:table-cell>
          <table:table-cell table:style-name="ce3" table:number-columns-repeated="1018"/>
        </table:table-row>
        <table:table-row table:style-name="ro22" table:number-rows-repeated="1048563">
          <table:table-cell table:number-columns-repeated="1024"/>
        </table:table-row>
        <table:table-row table:style-name="ro22">
          <table:table-cell table:number-columns-repeated="1024"/>
        </table:table-row>
      </table:table>
      <table:table table:name="5.19.3.2 Short run Lane_Training state machine Test Plan" table:style-name="ta1">
        <table:table-column table:style-name="co7"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7" table:number-columns-repeated="1015" table:default-cell-style-name="ce11"/>
        <table:table-row table:style-name="ro17">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18">
          <table:table-cell table:style-name="ce3" office:value-type="float" office:value="1">
            <text:p>1</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that disabled lanes do not indicate successful training</text:p>
          </table:table-cell>
          <table:table-cell table:style-name="ce8" office:value-type="string">
            <text:p><text:span text:style-name="T3">Directed test check/Functional coverage</text:span></text:p>
            <text:p/>
          </table:table-cell>
          <table:table-cell table:style-name="ce2" office:value-type="string">
            <text:p>Disable transmission and reception on lanes not under test. <text:s/>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9">
          <table:table-cell table:style-name="ce3" office:value-type="float" office:value="2">
            <text:p>2</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correct behavior after reset</text:p>
          </table:table-cell>
          <table:table-cell table:style-name="ce8" office:value-type="string">
            <text:p><text:span text:style-name="T3">Directed test check/Functional coverage</text:span></text:p>
            <text:p/>
          </table:table-cell>
          <table:table-cell table:style-name="ce2" office: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3">
          <table:table-cell table:style-name="ce3" office:value-type="float" office:value="3">
            <text:p>3</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short run code word training is attempted</text:p>
          </table:table-cell>
          <table:table-cell table:style-name="ce8" office:value-type="string">
            <text:p><text:span text:style-name="T3">Directed test check/Functional coverage</text:span></text:p>
            <text:p/>
          </table:table-cell>
          <table:table-cell table:style-name="ce2" office: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20">
          <table:table-cell table:style-name="ce3" office:value-type="float" office:value="4">
            <text:p>4</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short run code word training is successful</text:p>
          </table:table-cell>
          <table:table-cell table:style-name="ce8" office:value-type="string">
            <text:p><text:span text:style-name="T3">Directed test check/Functional coverage</text:span></text:p>
            <text:p/>
          </table:table-cell>
          <table:table-cell table:style-name="ce2" office: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9">
          <table:table-cell table:style-name="ce3" office:value-type="float" office:value="5">
            <text:p>5</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short run code word timeout, if possible</text:p>
          </table:table-cell>
          <table:table-cell table:style-name="ce8" office:value-type="string">
            <text:p><text:span text:style-name="T3">Directed test check/Functional coverage</text:span></text:p>
            <text:p/>
          </table:table-cell>
          <table:table-cell table:style-name="ce2" office:value-type="string">
            <text:p>- If possible, configure the DUT to timeout during code word training. <text:s/>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9">
          <table:table-cell table:style-name="ce3" office:value-type="float" office:value="6">
            <text:p>6</text:p>
          </table:table-cell>
          <table:table-cell table:style-name="ce3" office:value-type="float" office:value="3.2">
            <text:p>3.2</text:p>
          </table:table-cell>
          <table:table-cell table:style-name="ce3" office:value-type="string">
            <text:p>5.19.3.2 Short run Lane_Training state machine</text:p>
          </table:table-cell>
          <table:table-cell table:style-name="ce2" office:value-type="string">
            <text:p>Verify short run code word training begins again after reset</text:p>
          </table:table-cell>
          <table:table-cell table:style-name="ce8" office:value-type="string">
            <text:p><text:span text:style-name="T3">Directed test check/Functional coverage</text:span></text:p>
            <text:p/>
          </table:table-cell>
          <table:table-cell table:style-name="ce2" office:value-type="string">
            <text:p>- Reset the DUT during code word training. <text:s/>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22" table:number-rows-repeated="1048568">
          <table:table-cell table:number-columns-repeated="1024"/>
        </table:table-row>
        <table:table-row table:style-name="ro22">
          <table:table-cell table:number-columns-repeated="1024"/>
        </table:table-row>
      </table:table>
      <table:table table:name="5.19.4 Codeword Lock State Machine Test Plan" table:style-name="ta1">
        <table:table-column table:style-name="co7" table:default-cell-style-name="ce11"/>
        <table:table-column table:style-name="co9" table:number-columns-repeated="2" table:default-cell-style-name="ce11"/>
        <table:table-column table:style-name="co10" table:default-cell-style-name="ce11"/>
        <table:table-column table:style-name="co24" table:default-cell-style-name="ce11"/>
        <table:table-column table:style-name="co25" table:default-cell-style-name="ce11"/>
        <table:table-column table:style-name="co26" table:default-cell-style-name="ce11"/>
        <table:table-column table:style-name="co14" table:default-cell-style-name="ce11"/>
        <table:table-column table:style-name="co7" table:number-columns-repeated="1016" table:default-cell-style-name="ce11"/>
        <table:table-row table:style-name="ro1">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11">
          <table:table-cell table:style-name="ce3" office:value-type="float" office:value="1">
            <text:p>1</text:p>
          </table:table-cell>
          <table:table-cell table:style-name="ce3" office:value-type="float" office:value="3.2">
            <text:p>3.2</text:p>
          </table:table-cell>
          <table:table-cell table:style-name="ce12" office:value-type="string">
            <text:p>5.19.4 Codeword Lock State Machine</text:p>
          </table:table-cell>
          <table:table-cell table:style-name="ce2" office:value-type="string">
            <text:p>Verify minimum codeword lock interval</text:p>
          </table:table-cell>
          <table:table-cell table:style-name="ce8" office:value-type="string">
            <text:p><text:span text:style-name="T3">Directed test check/Functional coverage</text:span></text:p>
            <text:p/>
          </table:table-cell>
          <table:table-cell table:style-name="ce2" office:value-type="string">
            <text:p>- Configure BFM to insert an error rate such that a maximum of 63 successful bit header transitions occur between errors</text:p>
            <text:p>- Confirm that the DUT cannot achieve frame lock by checking that the Lane n Status 0 CSR “Receiver Lane Sync” bit is deasserted.</text:p>
          </table:table-cell>
          <table:table-cell table:style-name="ce3" table:number-columns-repeated="1018"/>
        </table:table-row>
        <table:table-row table:style-name="ro23">
          <table:table-cell table:style-name="ce3" office:value-type="float" office:value="2">
            <text:p>2</text:p>
          </table:table-cell>
          <table:table-cell table:style-name="ce3" office:value-type="float" office:value="3.2">
            <text:p>3.2</text:p>
          </table:table-cell>
          <table:table-cell table:style-name="ce12" office:value-type="string">
            <text:p>5.19.4 Codeword Lock State Machine</text:p>
          </table:table-cell>
          <table:table-cell table:style-name="ce2" office:value-type="string">
            <text:p>Verify frame lock alignment adjustments</text:p>
          </table:table-cell>
          <table:table-cell table:style-name="ce8" office:value-type="string">
            <text:p><text:span text:style-name="T3">Directed test check/Functional coverage</text:span></text:p>
            <text:p/>
          </table:table-cell>
          <table:table-cell table:style-name="ce2" office:value-type="string">
            <text:p>- Start the BFM codeword sequence with random alignments.</text:p>
            <text:p>- Verify that the DUT does achieve frame lock by checking that the Lane n Status 0 CSR “Receiver Lane Sync” bit is asserted</text:p>
          </table:table-cell>
          <table:table-cell table:style-name="ce3" table:number-columns-repeated="1018"/>
        </table:table-row>
        <table:table-row table:style-name="ro24">
          <table:table-cell table:style-name="ce3" office:value-type="float" office:value="3">
            <text:p>3</text:p>
          </table:table-cell>
          <table:table-cell table:style-name="ce3" office:value-type="float" office:value="3.2">
            <text:p>3.2</text:p>
          </table:table-cell>
          <table:table-cell table:style-name="ce12" office:value-type="string">
            <text:p>5.19.4 Codeword Lock State Machine</text:p>
          </table:table-cell>
          <table:table-cell table:style-name="ce2" office:value-type="string">
            <text:p>Verify frame lock state machine continuous operation</text:p>
          </table:table-cell>
          <table:table-cell table:style-name="ce8" office:value-type="string">
            <text:p><text:span text:style-name="T3">Directed test check/Functional coverage</text:span></text:p>
            <text:p/>
          </table:table-cell>
          <table:table-cell table:style-name="ce2" office:value-type="string">
            <text:p><text:span text:style-name="T5">- Start the BFM codeword sequence with random alignments.</text:span></text:p>
            <text:p><text:span text:style-name="T5">- Verify that the DUT does achieve frame lock by checking that the Lane n Status 0 CSR </text:span><text:span text:style-name="T5">“Receiver Lane Sync” bit is asserted</text:span></text:p>
            <text:p><text:span text:style-name="T5">- Insert a bit error rate which causes loss of frame lock. Verify by checking that the Lane n </text:span><text:span text:style-name="T5">Status 0 CSR “Receiver Lane Sync” bit is deasserted, and the “Lane_sync state change” bit is </text:span><text:span text:style-name="T5">asserted.</text:span></text:p>
            <text:p><text:span text:style-name="T5">- Remove the bit error rate, and verify that the DUT regains frame lock by checking that the </text:span><text:span text:style-name="T5">Lane n Status 0 CSR “Receiver Lane Sync” bit is asserted</text:span></text:p>
            <text:p><text:span text:style-name="T5">- Use port width override settings to verify all 4 lanes of a 4x port.</text:span></text:p>
          </table:table-cell>
          <table:table-cell table:style-name="ce3" table:number-columns-repeated="1018"/>
        </table:table-row>
        <table:table-row table:style-name="ro24" table:number-rows-repeated="1048571">
          <table:table-cell table:number-columns-repeated="1024"/>
        </table:table-row>
        <table:table-row table:style-name="ro24">
          <table:table-cell table:number-columns-repeated="1024"/>
        </table:table-row>
      </table:table>
      <table:table table:name="5.19.5 Lane Synchronization State Machine Test Plan" table:style-name="ta1">
        <table:table-column table:style-name="co7" table:default-cell-style-name="Default"/>
        <table:table-column table:style-name="co27" table:default-cell-style-name="Default"/>
        <table:table-column table:style-name="co17" table:default-cell-style-name="Default"/>
        <table:table-column table:style-name="co28" table:number-columns-repeated="2" table:default-cell-style-name="Default"/>
        <table:table-column table:style-name="co29" table:default-cell-style-name="ce11"/>
        <table:table-column table:style-name="co10" table:default-cell-style-name="Default"/>
        <table:table-column table:style-name="co13" table:default-cell-style-name="Default"/>
        <table:table-column table:style-name="co7" table:default-cell-style-name="Default"/>
        <table:table-row table:style-name="ro1">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row>
        <table:table-row table:style-name="ro15">
          <table:table-cell table:style-name="ce3" office:value-type="float" office:value="1">
            <text:p>1</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port enable/disable operation.</text:p>
          </table:table-cell>
          <table:table-cell table:style-name="ce8" office:value-type="string">
            <text:p><text:span text:style-name="T3">Directed test check/Functional coverage</text:span></text:p>
            <text:p/>
          </table:table-cell>
          <table:table-cell table:style-name="ce2" office:value-type="string">
            <text:p>- <text:s text:c="9"/>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0">
          <table:table-cell table:style-name="ce3" office:value-type="float" office:value="2">
            <text:p>2</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reset operation.</text:p>
          </table:table-cell>
          <table:table-cell table:style-name="ce8" office:value-type="string">
            <text:p><text:span text:style-name="T3">Directed test check/Functional coverage</text:span></text:p>
            <text:p/>
          </table:table-cell>
          <table:table-cell table:style-name="ce2" office:value-type="string">
            <text:p>- <text:s text:c="9"/>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3"/>
        </table:table-row>
        <table:table-row table:style-name="ro11">
          <table:table-cell table:style-name="ce3" office:value-type="float" office:value="3">
            <text:p>3</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correct state after reset.</text:p>
          </table:table-cell>
          <table:table-cell table:style-name="ce8" office:value-type="string">
            <text:p><text:span text:style-name="T3">Directed test check/Functional coverage</text:span></text:p>
            <text:p/>
          </table:table-cell>
          <table:table-cell table:style-name="ce2" office:value-type="string">
            <text:p>- <text:s text:c="9"/>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3"/>
        </table:table-row>
        <table:table-row table:style-name="ro10">
          <table:table-cell table:style-name="ce3" office:value-type="float" office:value="4">
            <text:p>4</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correct state after reset.</text:p>
          </table:table-cell>
          <table:table-cell table:style-name="ce8" office:value-type="string">
            <text:p><text:span text:style-name="T3">Directed test check/Functional coverage</text:span></text:p>
            <text:p/>
          </table:table-cell>
          <table:table-cell table:style-name="ce2" office:value-type="string">
            <text:p>- <text:s text:c="9"/>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3"/>
        </table:table-row>
        <table:table-row table:style-name="ro16">
          <table:table-cell table:style-name="ce3" office:value-type="float" office:value="5">
            <text:p>5</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lane synchronization success.</text:p>
          </table:table-cell>
          <table:table-cell table:style-name="ce8" office:value-type="string">
            <text:p><text:span text:style-name="T3">Directed test check/Functional coverage</text:span></text:p>
            <text:p/>
          </table:table-cell>
          <table:table-cell table:style-name="ce2" office: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3"/>
        </table:table-row>
        <table:table-row table:style-name="ro12">
          <table:table-cell table:style-name="ce3" office:value-type="float" office:value="6">
            <text:p>6</text:p>
          </table:table-cell>
          <table:table-cell table:style-name="ce3" office:value-type="float" office:value="3.2">
            <text:p>3.2</text:p>
          </table:table-cell>
          <table:table-cell table:style-name="ce3" office:value-type="string">
            <text:p>5.19.5 Lane Synchronization State Machine</text:p>
          </table:table-cell>
          <table:table-cell table:style-name="ce2" office:value-type="string">
            <text:p>Confirm lane synchronization faiure with high bit error rate.</text:p>
          </table:table-cell>
          <table:table-cell table:style-name="ce8" office:value-type="string">
            <text:p><text:span text:style-name="T3">Directed test check/Functional coverage</text:span></text:p>
            <text:p/>
          </table:table-cell>
          <table:table-cell table:style-name="ce2" office:value-type="string">
            <text:p>- <text:s text:c="9"/>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3"/>
        </table:table-row>
        <table:table-row table:style-name="ro12" table:number-rows-repeated="1048568">
          <table:table-cell table:number-columns-repeated="9"/>
        </table:table-row>
        <table:table-row table:style-name="ro12">
          <table:table-cell table:number-columns-repeated="9"/>
        </table:table-row>
      </table:table>
      <table:table table:name="5.19.6 Lane Alignment State Machine Test Plan" table:style-name="ta1">
        <table:table-column table:style-name="co31" table:default-cell-style-name="ce11"/>
        <table:table-column table:style-name="co17" table:default-cell-style-name="ce11"/>
        <table:table-column table:style-name="co27" table:default-cell-style-name="ce11"/>
        <table:table-column table:style-name="co32" table:default-cell-style-name="ce11"/>
        <table:table-column table:style-name="co33" table:default-cell-style-name="ce11"/>
        <table:table-column table:style-name="co34" table:default-cell-style-name="ce11"/>
        <table:table-column table:style-name="co19" table:default-cell-style-name="ce11"/>
        <table:table-column table:style-name="co7" table:default-cell-style-name="ce11"/>
        <table:table-column table:style-name="co35" table:default-cell-style-name="ce11"/>
        <table:table-column table:style-name="co7" table:number-columns-repeated="1015" table:default-cell-style-name="ce11"/>
        <table:table-row table:style-name="ro1">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10">
          <table:table-cell table:style-name="ce3" office:value-type="float" office:value="1">
            <text:p>1</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Verify correct behavior after reset</text:p>
          </table:table-cell>
          <table:table-cell table:style-name="ce8" office:value-type="string">
            <text:p><text:span text:style-name="T3">Directed test check/Functional coverage</text:span></text:p>
            <text:p/>
          </table:table-cell>
          <table:table-cell table:style-name="ce2" office:value-type="string">
            <text:p>Once reset is de-asserted, check the following register for the current state of the Lane Alignment state Machine, Port n Initialization Status CSRs - Bit 0-4,Lane Alignment and Lane n Status 2 CSRs - Bit 17-19, LP Receive width.</text:p>
            <text:p/>
            <text:p>For initial 120 msec +/- 33%, the state machine should be in NOT_ALIGNED state.</text:p>
            <text:p>Once in operating mode, the corresponding alignment state machine should be in ALIGNED state.</text:p>
          </table:table-cell>
          <table:table-cell table:number-columns-repeated="1018"/>
        </table:table-row>
        <table:table-row table:style-name="ro11">
          <table:table-cell table:style-name="ce3" office:value-type="float" office:value="2">
            <text:p>2</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Verify port width override operation</text:p>
          </table:table-cell>
          <table:table-cell table:style-name="ce8" office:value-type="string">
            <text:p><text:span text:style-name="T3">Directed test check/Functional coverage</text:span></text:p>
            <text:p/>
          </table:table-cell>
          <table:table-cell table:style-name="ce2" office: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3">
          <table:table-cell table:style-name="ce3" office:value-type="float" office:value="3">
            <text:p>3</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Verify correct reaction to high error rate</text:p>
          </table:table-cell>
          <table:table-cell table:style-name="ce8" office:value-type="string">
            <text:p><text:span text:style-name="T3">Directed test check/Functional coverage</text:span></text:p>
            <text:p/>
          </table:table-cell>
          <table:table-cell table:style-name="ce2" office: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3">
          <table:table-cell table:style-name="ce3" office:value-type="float" office:value="4">
            <text:p>4</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Verify correct reaction to low error rate</text:p>
          </table:table-cell>
          <table:table-cell table:style-name="ce8" office:value-type="string">
            <text:p><text:span text:style-name="T3">Directed test check/Functional coverage</text:span></text:p>
            <text:p/>
          </table:table-cell>
          <table:table-cell table:style-name="ce2" office: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table:style-name="ce3" office:value-type="float" office:value="5">
            <text:p>5</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Confirm port enable/disable operation.</text:p>
          </table:table-cell>
          <table:table-cell table:style-name="ce8" office:value-type="string">
            <text:p><text:span text:style-name="T3">Directed test check/Functional coverage</text:span></text:p>
            <text:p/>
          </table:table-cell>
          <table:table-cell table:style-name="ce2" office:value-type="string">
            <text:p><text:s text:c="2"/>Enable the Port. Check the Port n Initialization Status CSRs - Bit 0-4,Lane Alignment <text:s/>indicating Lane Alignment state.</text:p>
            <text:p/>
            <text:p>Disable the Port. Check the Port n Initialization Status CSRs - Bit 0-4,Lane Alignment indicating Unaligned condition</text:p>
          </table:table-cell>
          <table:table-cell table:number-columns-repeated="1018"/>
        </table:table-row>
        <table:table-row table:style-name="ro13">
          <table:table-cell table:style-name="ce3" office:value-type="float" office:value="6">
            <text:p>6</text:p>
          </table:table-cell>
          <table:table-cell table:style-name="ce3" office:value-type="float" office:value="3.2">
            <text:p>3.2</text:p>
          </table:table-cell>
          <table:table-cell table:style-name="ce3" office:value-type="string">
            <text:p>5.19.6 Lane Alignment State Machine</text:p>
          </table:table-cell>
          <table:table-cell table:style-name="ce2" office:value-type="string">
            <text:p>Verify state machine can be reset at any time</text:p>
          </table:table-cell>
          <table:table-cell table:style-name="ce8" office:value-type="string">
            <text:p><text:span text:style-name="T3">Directed test check/Functional coverage</text:span></text:p>
            <text:p/>
          </table:table-cell>
          <table:table-cell table:style-name="ce2" office:value-type="string">
            <text:p><text:s/>When Lane Alignment is going on, apply reset and check the state machine movement once reset is de-asserted.</text:p>
          </table:table-cell>
          <table:table-cell table:number-columns-repeated="1018"/>
        </table:table-row>
        <table:table-row table:style-name="ro13" table:number-rows-repeated="1048568">
          <table:table-cell table:number-columns-repeated="1024"/>
        </table:table-row>
        <table:table-row table:style-name="ro13">
          <table:table-cell table:number-columns-repeated="1024"/>
        </table:table-row>
      </table:table>
      <table:table table:name="5.19.9 Transmit Width Cmd State Machine Test Plan" table:style-name="ta1">
        <table:table-column table:style-name="co7" table:number-columns-repeated="2" table:default-cell-style-name="ce13"/>
        <table:table-column table:style-name="co7" table:default-cell-style-name="ce11"/>
        <table:table-column table:style-name="co36" table:default-cell-style-name="ce11"/>
        <table:table-column table:style-name="co7" table:default-cell-style-name="Default"/>
        <table:table-column table:style-name="co37" table:default-cell-style-name="ce11"/>
        <table:table-column table:style-name="co38" table:default-cell-style-name="Default"/>
        <table:table-column table:style-name="co39" table:default-cell-style-name="Default"/>
        <table:table-column table:style-name="co40" table:default-cell-style-name="ce11"/>
        <table:table-row table:style-name="ro23">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row>
        <table:table-row table:style-name="ro12">
          <table:table-cell office:value-type="float" office:value="1">
            <text:p>1</text:p>
          </table:table-cell>
          <table:table-cell office:value-type="float" office:value="3.2">
            <text:p>3.2</text:p>
          </table:table-cell>
          <table:table-cell office:value-type="string">
            <text:p>5.19.9 Transmit Width Cmd State Machines</text:p>
          </table:table-cell>
          <table:table-cell office:value-type="string">
            <text:p>Initial command ack/nack status (Figure 5-35, XMT_WIDTH_CMD3 state).</text:p>
          </table:table-cell>
          <table:table-cell table:style-name="ce7" office:value-type="string">
            <text:p>Directed test check/Functional coverage</text:p>
          </table:table-cell>
          <table:table-cell office:value-type="string">
            <text:p>Initialize the DUT and the test device. <text:s/>Do not transmit a Transmit Width Command into the link from the test device and do not request a link change from the port. <text:s/>Wait for the configured command timeout period (without sending any commands.. <text:s/>Check status</text:p>
            <text:p>Success :</text:p>
            <text:p>PortnPower Management CSR bits 19-20 should be 0, indicating neither NACK or ACK status (Table 7-20).</text:p>
            <text:p>PortnPower Management CSR bits 24-25 should be 0, indicating no requests outstanding (Table 7-20).</text:p>
            <text:p>Repeat for all ports.</text:p>
          </table:table-cell>
          <table:table-cell table:number-columns-repeated="3"/>
        </table:table-row>
        <table:table-row table:style-name="ro10">
          <table:table-cell office:value-type="float" office:value="2">
            <text:p>2</text:p>
          </table:table-cell>
          <table:table-cell office:value-type="float" office:value="3.2">
            <text:p>3.2</text:p>
          </table:table-cell>
          <table:table-cell office:value-type="string">
            <text:p>5.19.9 Transmit Width Cmd State Machines</text:p>
          </table:table-cell>
          <table:table-cell office:value-type="string">
            <text:p>bad_xmt_width_cmd – Asymmetric mode not supported – Link Partner Request</text:p>
          </table:table-cell>
          <table:table-cell table:style-name="ce7" office:value-type="string">
            <text:p>Directed test check/Functional coverage</text:p>
          </table:table-cell>
          <table:table-cell office:value-type="string">
            <text:p>This test is only valid for ports which are not supported for asymmetric transmission mode.</text:p>
            <text:p>Initialize the device. Request a partner transmit width change from the link partner,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able:table-cell>
          <table:table-cell table:number-columns-repeated="2"/>
          <table:table-cell office:value-type="string">
            <text:p>Note – Table 7-20 states a command to the DUT CSR to change port width to a disabled or unsupported width is implementation specific (any result is legal).</text:p>
          </table:table-cell>
        </table:table-row>
        <table:table-row table:style-name="ro25">
          <table:table-cell office:value-type="float" office:value="3">
            <text:p>3</text:p>
          </table:table-cell>
          <table:table-cell office:value-type="float" office:value="3.2">
            <text:p>3.2</text:p>
          </table:table-cell>
          <table:table-cell office:value-type="string">
            <text:p>5.19.9 Transmit Width Cmd State Machines</text:p>
          </table:table-cell>
          <table:table-cell office:value-type="string">
            <text:p>bad_xmt_width_cmd – Asymmetric mode not enabled – Link Partner Request</text:p>
          </table:table-cell>
          <table:table-cell table:style-name="ce7" office:value-type="string">
            <text:p>Directed test check/Functional coverage</text:p>
          </table:table-cell>
          <table:table-cell office:value-type="string">
            <text:p>This test is only valid for ports which are supported for asymmetric transmission mode.</text:p>
            <text:p>Initialize the device. Disable am asymmetric mode by writing to the appropriate bits of bits 5-9 of Port nPowerManagement CSR. Request a partner transmit width change from the link partner to the disabled mode, by writing to bits 21-23 of the PortNManagement CSR for the link partner. (The link partner must support asymmetric mode, though the device under test does not).</text:p>
            <text:p>Success:</text:p>
            <text:p>Port n Management CSR bits 0-4 should be 0, indicating asymmetric mode is not supported.</text:p>
            <text:p>Port n Management CSR bits 19-20 should be 2'b10, indicating that the command was rejected.</text:p>
            <text:p>Repeat for all ports which support asymmetric mode, and repeat for all legal modes.</text:p>
            <text:p/>
          </table:table-cell>
          <table:table-cell table:number-columns-repeated="2"/>
          <table:table-cell office:value-type="string">
            <text:p>Note – Table 7-20 states a command to the DUT CSR to change port width to a disabled or unsupported width is implementation specific (any result is legal).</text:p>
          </table:table-cell>
        </table:table-row>
        <table:table-row table:style-name="ro4">
          <table:table-cell office:value-type="float" office:value="4">
            <text:p>4</text:p>
          </table:table-cell>
          <table:table-cell office:value-type="float" office:value="3.2">
            <text:p>3.2</text:p>
          </table:table-cell>
          <table:table-cell office:value-type="string">
            <text:p>5.19.9 Transmit Width Cmd State Machines</text:p>
          </table:table-cell>
          <table:table-cell office:value-type="string">
            <text:p>good command – request via software</text:p>
          </table:table-cell>
          <table:table-cell table:style-name="ce7" office:value-type="string">
            <text:p>Directed test check/Functional coverage</text:p>
          </table:table-cell>
          <table:table-cell office:value-type="string">
            <text:p>This test is only valid for ports which are supported for asymmetric transmission mode.</text:p>
            <text:p>Initialize the device. Enable the asymmetric mode to be tested (Port n Power Management CSR), bits 5-9. Write to bits 16-18 of Port n Power Management CSR to request a transmit width change.</text:p>
            <text:p>Success:</text:p>
            <text:p>Bits 19-20 of the Port n Power Management CSR should be 2'b01 – The command has been ACKed and was considered legal</text:p>
            <text:p>Bits 10-12 should reflect the change in width.</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3">
          <table:table-cell office:value-type="float" office:value="5">
            <text:p>5</text:p>
          </table:table-cell>
          <table:table-cell office:value-type="float" office:value="3.2">
            <text:p>3.2</text:p>
          </table:table-cell>
          <table:table-cell office:value-type="string">
            <text:p>5.19.9 Transmit Width Cmd State Machines</text:p>
          </table:table-cell>
          <table:table-cell office:value-type="string">
            <text:p>good command – request via link partner</text:p>
          </table:table-cell>
          <table:table-cell table:style-name="ce7" office:value-type="string">
            <text:p>Directed test check/Functional coverage</text:p>
          </table:table-cell>
          <table:table-cell office:value-type="string">
            <text:p>This test is only valid for ports which are supported for asymmetric transmission mode.</text:p>
            <text:p>Initialize the device. Enable the asymmetric mode to be tested (Port n Power Management CSR), bits 5-9. Write to bits 21-23 of the link partner Port n Power Management CSR to request a transmit width change for the device under test.</text:p>
            <text:p>Success:</text:p>
            <text:p>Bits 24-25 of the Link Partner's Port n Power Management CSR should be 2'b00 – The command has completed.</text:p>
            <text:p>Bits 10-12of the Port n Power Management CSR for the DUT should reflect the change in width for the transmitter.</text:p>
            <text:p>The link partner should show the correct receive width (bits 13-15 of the link partner's Port N Power Management CSR).</text:p>
            <text:p>Show good traffic can pass between the ports following the change.</text:p>
            <text:p>Repeat for all legal asymmetric modes.</text:p>
            <text:p>Repeat for all ports which support asymmetric modes.</text:p>
          </table:table-cell>
          <table:table-cell table:number-columns-repeated="3"/>
        </table:table-row>
        <table:table-row table:style-name="ro14">
          <table:table-cell office:value-type="float" office:value="6">
            <text:p>6</text:p>
          </table:table-cell>
          <table:table-cell office:value-type="float" office:value="3.2">
            <text:p>3.2</text:p>
          </table:table-cell>
          <table:table-cell office:value-type="string">
            <text:p>5.19.9 Transmit Width Cmd State Machines</text:p>
          </table:table-cell>
          <table:table-cell office:value-type="string">
            <text:p>PLSM_state = SILENT – Status is reset.</text:p>
          </table:table-cell>
          <table:table-cell table:style-name="ce7" office:value-type="string">
            <text:p>Directed test check/Functional coverage</text:p>
          </table:table-cell>
          <table:table-cell office:value-type="string">
            <text:p>Initiate a valid transmit width change command using the procedure in 5 or 6 above. <text:s/>Before the command completes, reset the link partner port to return the DUT port to the silent state. <text:s/>Check the Port N Power Management CSR to verify NACK and ACK are not asserted (bits 19-20). <text:s/>Verify a <text:span text:style-name="T6">subsequent</text:span> legal (and illegal) mode change is handled correctly.</text:p>
            <text:p>Repeat for all ports.</text:p>
          </table:table-cell>
          <table:table-cell table:number-columns-repeated="3"/>
        </table:table-row>
        <table:table-row table:style-name="ro14" table:number-rows-repeated="1048568">
          <table:table-cell table:number-columns-repeated="9"/>
        </table:table-row>
        <table:table-row table:style-name="ro14">
          <table:table-cell table:number-columns-repeated="9"/>
        </table:table-row>
      </table:table>
      <table:table table:name="5.19.9.2 Transmit Width State Machine Test Plan" table:style-name="ta1">
        <table:table-column table:style-name="co7" table:number-columns-repeated="5" table:default-cell-style-name="ce11"/>
        <table:table-column table:style-name="co41" table:default-cell-style-name="ce11"/>
        <table:table-column table:style-name="co7" table:number-columns-repeated="3" table:default-cell-style-name="ce11"/>
        <table:table-row table:style-name="ro23">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row>
        <table:table-row table:style-name="ro26">
          <table:table-cell table:style-name="ce14" office:value-type="float" office:value="1">
            <text:p>1</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Transmit command timeout – Change initiated locally</text:p>
          </table:table-cell>
          <table:table-cell table:style-name="ce15" office:value-type="string">
            <text:p>Directed test check/Functional coverage</text:p>
          </table:table-cell>
          <table:table-cell table:style-name="ce14" office:value-type="string">
            <text:p>Iniitalize the DUT and test device. <text:s/>Enable matching asymmetric port modes on both devices for the port under test (Port n Power Management CSR, bits 5-9). <text:s/>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my Transmit Width Change (bits 19-20) should be 2'b10 (NACK). The Transmit Width Status (bits 10-12) should revert to the symmetric port width and asymmetric mode should be off (AXE transition, figure 5-36).</text:p>
            <text:p>Repeat for all asymmetric enabled ports and legal widths</text:p>
            <text:p>Repeat for varying values of Transmit Width Command Timeout (from 1 to 250ms).</text:p>
            <text:p>Between the request and the timeout, the rate of sc codeword sequences should not be less than one in every 256 codewords. (See 5.9.2)</text:p>
          </table:table-cell>
          <table:table-cell table:style-name="ce16" table:number-columns-repeated="3"/>
        </table:table-row>
        <table:table-row table:style-name="ro27">
          <table:table-cell table:style-name="ce14" office:value-type="float" office:value="2">
            <text:p>2</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Transmit command timeout, <text:s/>Change initiated locally – Timer disabled.</text:p>
          </table:table-cell>
          <table:table-cell table:style-name="ce15" office:value-type="string">
            <text:p>Directed test check/Functional coverage</text:p>
          </table:table-cell>
          <table:table-cell table:style-name="ce14" office:value-type="string">
            <text:p>Iniitalize the DUT and test device. <text:s/>Enable matching asymmetric port modes on both devices for the port under test (Port n Power Management CSR, bits 5-9). <text:s/>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16-18. Do not permit the link partner to ack the request until &gt; 250ms have passed, which exceeds the normal timer maximum.</text:p>
            <text:p>Success : </text:p>
            <text:p>After waiting for the timeout period, the Status of my Transmit Width Change (bits 19-20) should be 2'b01 (ACK), indicating the change was processed and did not timeout. The Transmit Width Status (bits 10-12) should be changed to the new legal value.</text:p>
            <text:p>Between the request and the timeout, the rate of sc codeword sequences should not be less than one in every 256 codewords. (See 5.9.2)</text:p>
            <text:p>Repeat for all asymmetric enabled ports and legal widths</text:p>
            <text:p/>
          </table:table-cell>
          <table:table-cell table:style-name="ce16" table:number-columns-repeated="3"/>
        </table:table-row>
        <table:table-row table:style-name="ro28">
          <table:table-cell table:style-name="ce14" office:value-type="float" office:value="3">
            <text:p>3</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Transmit command timeout _ Command initiated by link partner</text:p>
          </table:table-cell>
          <table:table-cell table:style-name="ce15" office:value-type="string">
            <text:p>Directed test check/Functional coverage</text:p>
          </table:table-cell>
          <table:table-cell table:style-name="ce14" office:value-type="string">
            <text:p>Iniitalize the DUT and test device. <text:s/>Enable matching asymmetric port modes on both devices for the port under test (Port n Power Management CSR, bits 5-9). <text:s/>Make sure the desired mode is supported by checking Port n Power Management CSR, bits 0-4).</text:p>
            <text:p>Adjust the Transmit Width Command Timeout in the device under test for the desired port (Port n Link Timers Control 3 CSR, bits 0-7).</text:p>
            <text:p>Issue a legal transmit port width change using Port n Power Management CSR, bits 16-18. Do not permit the link partner to ack the request.</text:p>
            <text:p>Success : </text:p>
            <text:p>After waiting for the timeout period, the Status of Link Partner Transmit Width Change in the link partner (bits 19-20) should be 2'b10 (NACK). The Transmit Width Status in the DUT should (bits 10-12) should be unchanged, as should the receiver width status (bit 13-15) in the link partner.</text:p>
            <text:p>Repeat for all asymmetric enabled ports and legal widths</text:p>
            <text:p>Repeat for varying values of Transmit Width Command Timeout (from 1 to 250ms).</text:p>
            <text:p>Ensure user data flows properly following the transition.</text:p>
          </table:table-cell>
          <table:table-cell table:number-columns-repeated="3"/>
        </table:table-row>
        <table:table-row table:style-name="ro28">
          <table:table-cell table:style-name="ce14" office:value-type="float" office:value="4">
            <text:p>4</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Transmit command timeout, Command initiated by link partner – Timer disabled.</text:p>
          </table:table-cell>
          <table:table-cell table:style-name="ce15" office:value-type="string">
            <text:p>Directed test check/Functional coverage</text:p>
          </table:table-cell>
          <table:table-cell table:style-name="ce14" office:value-type="string">
            <text:p>Iniitalize the DUT and test device. <text:s/>Enable matching asymmetric port modes on both devices for the port under test (Port n Power Management CSR, bits 5-9). <text:s/>Make sure the desired mode is supported by checking Port n Power Management CSR, bits 0-4).</text:p>
            <text:p>Adjust the Transmit Width Command Timeout in the device under test for the desired port to 0 (Port n Link Timers Control 3 CSR, bits 0-7). This will disable the timer.</text:p>
            <text:p>Issue a legal transmit port width change using Port n Power Management CSR, bits 21-23. After the DUT transmit cmd width state machine validates the command and begins the switch, do not permit the link partner to ack the request until &gt; 250ms have passed, which exceeds the normal timer maximum.</text:p>
            <text:p>Success : </text:p>
            <text:p>After waiting for the timeout period, the Status of Link Partner Transmit Width Change (bits 24-25) should be 2'b01 (ACK), in the link partner, indicating the change was processed and did not timeout. The Transmit Width Status (bits 10-12) in the DUT should be changed to the new legal value.</text:p>
            <text:p>Repeat for all asymmetric enabled ports and legal widths</text:p>
            <text:p/>
          </table:table-cell>
          <table:table-cell table:number-columns-repeated="3"/>
        </table:table-row>
        <table:table-row table:style-name="ro28">
          <table:table-cell table:style-name="ce14" office:value-type="float" office:value="5">
            <text:p>5</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Legal Transition from symmetric mode to asymmetric mode – initiated in CSR</text:p>
          </table:table-cell>
          <table:table-cell table:style-name="ce15" office:value-type="string">
            <text:p>Directed test check/Functional coverage</text:p>
          </table:table-cell>
          <table:table-cell table:style-name="ce14" office:value-type="string">
            <text:p>Iniitalize the DUT and test device. <text:s/>Enable matching asymmetric port modes on both devices for the port under test (Port n Power Management CSR, bits 5-9). <text:s/>Make sure the desired mode is supported by checking Port n Power Management CSR, bits 0-4).</text:p>
            <text:p>Issue a legal transmit port width change using Port n Power Management CSR, bits16-18. Allow the link partner to process and change its receive width</text:p>
            <text:p>Success : </text:p>
            <text:p>The Status ofMy Transmit Width Change (bits 19-20)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Between the request and the success of the mode switch, the rate of sc codeword sequences should not be less than one in every 256 codewords. (See 5.9.2)</text:p>
            <text:p/>
          </table:table-cell>
          <table:table-cell table:number-columns-repeated="2"/>
          <table:table-cell office:value-type="string">
            <text:p>This can cover any transition from a starting 1x/2x/8x/16x state to any other state, if all are legal.</text:p>
          </table:table-cell>
        </table:table-row>
        <table:table-row table:style-name="ro5">
          <table:table-cell table:style-name="ce14" office:value-type="float" office:value="6">
            <text:p>6</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Legal Transition from symmetric mode to asymmetric mode – initiated by link partner</text:p>
          </table:table-cell>
          <table:table-cell table:style-name="ce15" office:value-type="string">
            <text:p>Directed test check/Functional coverage</text:p>
          </table:table-cell>
          <table:table-cell table:style-name="ce14" office:value-type="string">
            <text:p>Initialize the DUT and test device. <text:s/>Enable matching asymmetric port modes on both devices for the port under test (Port n Power Management CSR, bits 5-9). <text:s/>Make sure the desired mode is supported by checking Port n Power Management CSR, bits 0-4).</text:p>
            <text:p>Issue a legal transmit port width change using Port n Power Management CSR in the link partner, bits 21-23. Allow the link partner to process and change its receive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permitted widths (return to symmetric mode and then change to 1x/2x/4x/8x/16x, if those modes are legal and non-symmetric).</text:p>
            <text:p>Ensure user data flows properly following the transition.</text:p>
            <text:p/>
          </table:table-cell>
          <table:table-cell table:number-columns-repeated="2"/>
          <table:table-cell office:value-type="string">
            <text:p>This can cover any transition from a starting 1x/2x/8x/16x state to any other state, if all are legal.</text:p>
          </table:table-cell>
        </table:table-row>
        <table:table-row table:style-name="ro28">
          <table:table-cell table:style-name="ce14" office:value-type="float" office:value="7">
            <text:p>7</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Legal Transition from asymmetric mode to asymmetric or symmetric mode – initiated in CSR</text:p>
          </table:table-cell>
          <table:table-cell table:style-name="ce15" office:value-type="string">
            <text:p>Directed test check/Functional coverage</text:p>
          </table:table-cell>
          <table:table-cell table:style-name="ce14" office:value-type="string">
            <text:p>Initialize the DUT and test device. <text:s/>Enable matching asymmetric port modes on both devices for the port under test (Port n Power Management CSR, bits 5-9). <text:s/>Make sure the desired mode is supported by checking Port n Power Management CSR, bits 0-4).</text:p>
            <text:p>Issue a legal transmit port width change using Port n Power Management CSR, bits16-18. Allow the link partner to process and change its receive width.</text:p>
            <text:p>Check the status of the change in the Port n Power Management CSR to ensure the transition moved smoothly.</text:p>
            <text:p>From this asymmetric mode, move to another, legal, width (symmetric or asymmetric) using the procedure above.</text:p>
            <text:p>Success : </text:p>
            <text:p>The Status of My Transmit Width Change (bits 19-20)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
          </table:table-cell>
          <table:table-cell table:number-columns-repeated="2"/>
          <table:table-cell office:value-type="string">
            <text:p>This can cover any transition from a starting 1x/2x/8x/16x state to any other state, if all are legal.</text:p>
          </table:table-cell>
        </table:table-row>
        <table:table-row table:style-name="ro29">
          <table:table-cell table:style-name="ce14" office:value-type="float" office:value="8">
            <text:p>8</text:p>
          </table:table-cell>
          <table:table-cell table:style-name="ce14" office:value-type="float" office:value="3.2">
            <text:p>3.2</text:p>
          </table:table-cell>
          <table:table-cell table:style-name="ce14" office:value-type="string">
            <text:p>5.19.9.2 Transmit Width State Machine</text:p>
          </table:table-cell>
          <table:table-cell table:style-name="ce14" office:value-type="string">
            <text:p>Legal Transition from asymmetric mode to asymmetric or symmetric mode – initiated by link partner</text:p>
          </table:table-cell>
          <table:table-cell table:style-name="ce15" office:value-type="string">
            <text:p>Directed test check/Functional coverage</text:p>
          </table:table-cell>
          <table:table-cell table:style-name="ce14" office:value-type="string">
            <text:p>Initialize the DUT and test device. <text:s/>Enable matching asymmetric port modes on both devices for the port under test (Port n Power Management CSR, bits 5-9). <text:s/>Make sure the desired mode is supported by checking Port n Power Management CSR, bits 0-4).</text:p>
            <text:p>Issue a legal transmit port width change using Port n Power Management CSR in the link partner, bits 21-23. Allow the link partner to process and change its receive width</text:p>
            <text:p>Check the status of the transition.</text:p>
            <text:p>Using the procedure above, move to a different asymmetric width.</text:p>
            <text:p>Success : </text:p>
            <text:p>The Status of Link PartnerTransmit Width Change (bits 24-25) in the link partner should be 2'b01 (ACK),indicating the change was processed and did not timeout. The Transmit Width Status (bits 10-12) in the DUT should be changed to the new legal value. The other unused transmit lanes should be off.</text:p>
            <text:p>Repeat for other asymmetric to asymmetric transitions.</text:p>
            <text:p>Ensure user data flows properly following the transition.</text:p>
            <text:p>Between the request and the success of the mode switch, the rate of sc codeword sequences should not be less than one in every 256 codewords. (See 5.9.2)</text:p>
            <text:p/>
          </table:table-cell>
          <table:table-cell table:number-columns-repeated="2"/>
          <table:table-cell office:value-type="string">
            <text:p>This can cover any transition from a starting 1x/2x/8x/16x state to any other state, if all are legal.</text:p>
          </table:table-cell>
        </table:table-row>
        <table:table-row table:style-name="ro30">
          <table:table-cell office:value-type="float" office:value="9">
            <text:p>9</text:p>
          </table:table-cell>
          <table:table-cell table:style-name="ce14" office:value-type="float" office:value="3.2">
            <text:p>3.2</text:p>
          </table:table-cell>
          <table:table-cell table:style-name="ce14" office:value-type="string">
            <text:p>5.19.9.2 Transmit Width State Machine</text:p>
          </table:table-cell>
          <table:table-cell office:value-type="string">
            <text:p>Non-corruption or loss of user data.</text:p>
          </table:table-cell>
          <table:table-cell table:style-name="ce15" office:value-type="string">
            <text:p>Directed test check/Functional coverage</text:p>
          </table:table-cell>
          <table:table-cell office:value-type="string">
            <text:p>In the above tests 5-8, repeat each test while flowing user data to the transmit port undergoing the width change.</text:p>
            <text:p>Success:</text:p>
            <text:p>The port width status should show <text:span text:style-name="T6">successful</text:span> transitions as described above. In addition, the user data should arrive after the transition without corruption (the FSM shuts down user data transmission before the width switch, and resumes it after).</text:p>
            <text:p>Between the request and the success of the mode switch, the rate of sc codeword sequences should not be less than one in every 256 codewords. (See 5.9.2)</text:p>
          </table:table-cell>
          <table:table-cell table:number-columns-repeated="3"/>
        </table:table-row>
        <table:table-row table:style-name="ro30" table:number-rows-repeated="1048565">
          <table:table-cell table:number-columns-repeated="9"/>
        </table:table-row>
        <table:table-row table:style-name="ro30">
          <table:table-cell table:number-columns-repeated="9"/>
        </table:table-row>
      </table:table>
      <table:table table:name="5.19.7.1 1x 2x Nx Initialization State Machine Test Plan" table:style-name="ta1">
        <table:table-column table:style-name="co7" table:default-cell-style-name="ce11"/>
        <table:table-column table:style-name="co42" table:number-columns-repeated="2" table:default-cell-style-name="ce11"/>
        <table:table-column table:style-name="co13" table:number-columns-repeated="2" table:default-cell-style-name="ce11"/>
        <table:table-column table:style-name="co43" table:default-cell-style-name="ce11"/>
        <table:table-column table:style-name="co11" table:default-cell-style-name="ce11"/>
        <table:table-column table:style-name="co44" table:default-cell-style-name="ce11"/>
        <table:table-column table:style-name="co7" table:number-columns-repeated="1016" table:default-cell-style-name="ce11"/>
        <table:table-row table:style-name="ro1">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cell table:number-columns-repeated="1015"/>
        </table:table-row>
        <table:table-row table:style-name="ro11">
          <table:table-cell table:style-name="ce3" office:value-type="float" office:value="1">
            <text:p>1</text:p>
          </table:table-cell>
          <table:table-cell table:style-name="ce3" office:value-type="float" office:value="3.2">
            <text:p>3.2</text:p>
          </table:table-cell>
          <table:table-cell table:style-name="ce3" office:value-type="string">
            <text:p>5.19.7.1 1x/2x/Nx Initialization State Machine</text:p>
          </table:table-cell>
          <table:table-cell table:style-name="ce2" office:value-type="string">
            <text:p>Verify reset behavior</text:p>
          </table:table-cell>
          <table:table-cell table:style-name="ce8" office:value-type="string">
            <text:p><text:span text:style-name="T3">Directed test check/Functional coverage</text:span></text:p>
            <text:p/>
          </table:table-cell>
          <table:table-cell table:style-name="ce2" office:value-type="string">
            <text:p>- After successfully training the DUT port, reset the DUT (port)</text:p>
            <text:p>- Verify that the BFM sees all lanes silent for 120 +/- 40 usec</text:p>
            <text:p>- the Lane n Status 0 CSR “Receiver Lane Sync” bit is deasserted </text:p>
            <text:p>- Lane n Status 1 CSR "Training Type" is 0b000 "UNTRAINED"</text:p>
          </table:table-cell>
          <table:table-cell table:number-columns-repeated="1018"/>
        </table:table-row>
        <table:table-row table:style-name="ro31">
          <table:table-cell table:style-name="ce3" office:value-type="float" office:value="2">
            <text:p>2</text:p>
          </table:table-cell>
          <table:table-cell table:style-name="ce3" office:value-type="float" office:value="3.2">
            <text:p>3.2</text:p>
          </table:table-cell>
          <table:table-cell table:style-name="ce3" office:value-type="string">
            <text:p>5.19.7.1 1x/2x/Nx Initialization State Machine</text:p>
          </table:table-cell>
          <table:table-cell table:style-name="ce2" office:value-type="string">
            <text:p>Verify seek behavior, 1x</text:p>
          </table:table-cell>
          <table:table-cell table:style-name="ce8" office:value-type="string">
            <text:p><text:span text:style-name="T3">Directed test check/Functional coverage</text:span></text:p>
            <text:p/>
          </table:table-cell>
          <table:table-cell table:style-name="ce2" office:value-type="string">
            <text:p>- Program the 4x/2x/1x DUT port to 1x mode</text:p>
            <text:p>- Verify that the BFM never achieves lane sync on lanes 1, 2 and 3</text:p>
            <text:p><text:span text:style-name="T5">- Verify that the DUT successfully initializes the port to 1x mode on lane 0</text:span></text:p>
            <text:p>- Program the 4x/2x/1x DUT port to 1x force lane R</text:p>
            <text:p><text:span text:style-name="T5">- Verify that the BFM never achieves lane sync on lane 3</text:span></text:p>
            <text:p><text:span text:style-name="T5">- Verify that the DUT successfully initializes the port to 1x mode on lane 2</text:span></text:p>
            <text:p><text:span text:style-name="T5">- Program the 4x/1x DUT port to 1x force lane R</text:span></text:p>
            <text:p><text:span text:style-name="T5">- Verify that the BFM never achieves lane sync on lanes 1 and 3</text:span></text:p>
            <text:p><text:span text:style-name="T5">- Verify that the DUT successfully initializes the port to 1x mode on lane 2</text:span></text:p>
          </table:table-cell>
          <table:table-cell table:number-columns-repeated="1018"/>
        </table:table-row>
        <table:table-row table:style-name="ro11">
          <table:table-cell table:style-name="ce3" office:value-type="float" office:value="3">
            <text:p>3</text:p>
          </table:table-cell>
          <table:table-cell table:style-name="ce3" office:value-type="float" office:value="3.2">
            <text:p>3.2</text:p>
          </table:table-cell>
          <table:table-cell table:style-name="ce3" office:value-type="string">
            <text:p>5.19.7.1 1x/2x/Nx Initialization State Machine</text:p>
          </table:table-cell>
          <table:table-cell table:style-name="ce2" office:value-type="string">
            <text:p>Verify seek behavior, 2x</text:p>
          </table:table-cell>
          <table:table-cell table:style-name="ce8" office:value-type="string">
            <text:p><text:span text:style-name="T3">Directed test check/Functional coverage</text:span></text:p>
            <text:p/>
          </table:table-cell>
          <table:table-cell table:style-name="ce9" office:value-type="string">
            <text:p><text:span text:style-name="T4">- Program the 4x/2x/1x DUT port to 2x mode (disable 4x mode)</text:span></text:p>
            <text:p><text:span text:style-name="T4">- Verify that the BFM never achieves lane sync on lanes 2 and 3</text:span></text:p>
            <text:p><text:span text:style-name="T4">- Verify that the DUT successfully initializes the port to 2x mode</text:span></text:p>
          </table:table-cell>
          <table:table-cell table:number-columns-repeated="1018"/>
        </table:table-row>
        <table:table-row table:style-name="ro32">
          <table:table-cell table:style-name="ce3" office:value-type="float" office:value="4">
            <text:p>4</text:p>
          </table:table-cell>
          <table:table-cell table:style-name="ce3" office:value-type="float" office:value="3.2">
            <text:p>3.2</text:p>
          </table:table-cell>
          <table:table-cell table:style-name="ce3" office:value-type="string">
            <text:p>5.19.7.1 1x/2x/Nx Initialization State Machine</text:p>
          </table:table-cell>
          <table:table-cell table:style-name="ce2" office:value-type="string">
            <text:p>Verify seek behavior, 4x</text:p>
          </table:table-cell>
          <table:table-cell table:style-name="ce8" office:value-type="string">
            <text:p><text:span text:style-name="T3">Directed test check/Functional coverage</text:span></text:p>
            <text:p/>
          </table:table-cell>
          <table:table-cell table:style-name="ce9" office:value-type="string">
            <text:p><text:span text:style-name="T4">- Program the 4x/2x/1x DUT port to 4x mode</text:span></text:p>
            <text:p><text:span text:style-name="T4">- Verify that the BFM achieves lane sync on lane 3 only after achieving lane sync on lanes 0, 1 </text:span><text:span text:style-name="T4">or 2</text:span></text:p>
            <text:p><text:span text:style-name="T4">- Verify that the DUT and BFM successfully initialize the port to 4x mode</text:span></text:p>
          </table:table-cell>
          <table:table-cell table:number-columns-repeated="1018"/>
        </table:table-row>
        <table:table-row table:style-name="ro11">
          <table:table-cell table:style-name="ce3" office:value-type="float" office:value="5">
            <text:p>5</text:p>
          </table:table-cell>
          <table:table-cell table:style-name="ce3" office:value-type="float" office:value="3.2">
            <text:p>3.2</text:p>
          </table:table-cell>
          <table:table-cell table:style-name="ce3" office:value-type="string">
            <text:p>5.19.7.1 1x/2x/Nx Initialization State Machine</text:p>
          </table:table-cell>
          <table:table-cell table:style-name="ce2" office:value-type="string">
            <text:p>Discovery behavior, 4x</text:p>
          </table:table-cell>
          <table:table-cell table:style-name="ce8" office:value-type="string">
            <text:p><text:span text:style-name="T3">Directed test check/Functional coverage</text:span></text:p>
            <text:p/>
          </table:table-cell>
          <table:table-cell table:style-name="ce2" office:value-type="string">
            <text:p>- Verify that the DUT can train as a 4x port</text:p>
          </table:table-cell>
          <table:table-cell table:number-columns-repeated="1018"/>
        </table:table-row>
        <table:table-row table:style-name="ro12">
          <table:table-cell office:value-type="float" office:value="6">
            <text:p>6</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4x downgrades to 2x</text:p>
          </table:table-cell>
          <table:table-cell table:style-name="ce8" office:value-type="string">
            <text:p><text:span text:style-name="T3">Directed test check/Functional coverage</text:span></text:p>
            <text:p/>
          </table:table-cell>
          <table:table-cell office:value-type="string">
            <text:p>- Insert a high bit error rate on the BFM transmit lane 2</text:p>
            <text:p>- Verify that the DUT successfully trains the port to 2x mode</text:p>
            <text:p>- Insert a high bit error rate on BFM transmit lane 3</text:p>
            <text:p>- Verify that the DUT successfully trains the port to 2x mode</text:p>
            <text:p>- For each of the above tests, verify that</text:p>
            <text:p>O the link inializes only after the discovery timer must have expired.</text:p>
            <text:p>O the BFM does not receive an idle sequence on lane3 after the DUT port has trained</text:p>
          </table:table-cell>
          <table:table-cell table:number-columns-repeated="1018"/>
        </table:table-row>
        <table:table-row table:style-name="ro16">
          <table:table-cell office:value-type="float" office:value="7">
            <text:p>7</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4x downgrades to 1x</text:p>
          </table:table-cell>
          <table:table-cell table:style-name="ce8" office:value-type="string">
            <text:p><text:span text:style-name="T3">Directed test check/Functional coverage</text:span></text:p>
            <text:p/>
          </table:table-cell>
          <table:table-cell table:style-name="ce17" office:value-type="string">
            <text:p><text:span text:style-name="T4">- Insert a high bit error rate on the BFM transmit lane 1</text:span></text:p>
            <text:p><text:span text:style-name="T4">- Verify that the DUT successfully trains the port to 1x mode</text:span></text:p>
            <text:p><text:span text:style-name="T4">- Disable 2x operation on the DUT</text:span></text:p>
            <text:p><text:span text:style-name="T4">- Insert a high bit error rate on each BFM transmit lane 1-3</text:span></text:p>
            <text:p><text:span text:style-name="T4">- Verify that the DUT successfully trains the port to 1x mode</text:span></text:p>
            <text:p><text:span text:style-name="T4">- Insert a high bit error rate on BFM transmit lane 0</text:span></text:p>
            <text:p><text:span text:style-name="T4">- Verify that the DUT successfully trains the port to 1x_laneR mode</text:span></text:p>
            <text:p><text:span text:style-name="T4">- For each of the above tests, verify that</text:span></text:p>
            <text:p><text:span text:style-name="T4">O the link inializes only after the discovery timer must have expired.</text:span></text:p>
            <text:p><text:span text:style-name="T4">O the BFM does not receive an idle sequence on lane 3 after the DUT port has trained</text:span></text:p>
          </table:table-cell>
          <table:table-cell table:number-columns-repeated="1018"/>
        </table:table-row>
        <table:table-row table:style-name="ro33">
          <table:table-cell office:value-type="float" office:value="8">
            <text:p>8</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1x recovery state in 4x 2x 1x</text:p>
          </table:table-cell>
          <table:table-cell table:style-name="ce8" office:value-type="string">
            <text:p><text:span text:style-name="T3">Directed test check/Functional coverage</text:span></text:p>
            <text:p/>
          </table:table-cell>
          <table:table-cell office:value-type="string">
            <text:p><text:span text:style-name="T5">- Train DUT/BFM ports to operate as a 4x link</text:span></text:p>
            <text:p><text:span text:style-name="T5">- Insert a high bit error rate on the BFM transmit lane 1</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34">
          <table:table-cell office:value-type="float" office:value="9">
            <text:p>9</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1x recovery state in 4x <text:s/>1x</text:p>
          </table:table-cell>
          <table:table-cell table:style-name="ce8" office:value-type="string">
            <text:p><text:span text:style-name="T3">Directed test check/Functional coverage</text:span></text:p>
            <text:p/>
          </table:table-cell>
          <table:table-cell office:value-type="string">
            <text:p><text:span text:style-name="T5">- Disable 2x operation on the DUT</text:span></text:p>
            <text:p><text:span text:style-name="T5">- Train DUT/BFM ports to operate as a 4x link</text:span></text:p>
            <text:p><text:span text:style-name="T5">- Insert a high bit error rate on the BFM transmit lane 3</text:span></text:p>
            <text:p><text:span text:style-name="T5">- Verify that the DUT successfully trains the port to 1x mode</text:span></text:p>
            <text:p><text:span text:style-name="T5">- Additionally insert a high bit error rate on BFM transmit lane 0</text:span></text:p>
            <text:p><text:span text:style-name="T5">- Verify that the DUT successfully trains the port to 1x_LaneR mode</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35">
          <table:table-cell office:value-type="float" office:value="10">
            <text:p>10</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2x recovery state in 4x 2x 1x</text:p>
          </table:table-cell>
          <table:table-cell table:style-name="ce8" office:value-type="string">
            <text:p><text:span text:style-name="T3">Directed test check/Functional coverage</text:span></text:p>
            <text:p/>
          </table:table-cell>
          <table:table-cell office:value-type="string">
            <text:p><text:span text:style-name="T5">- Train DUT/BFM ports to operate as a 4x link</text:span></text:p>
            <text:p><text:span text:style-name="T5">- Insert a high bit error rate on the BFM transmit lane 3</text:span></text:p>
            <text:p><text:span text:style-name="T5">- Verify that the DUT successfully trains the port to 2x mode</text:span></text:p>
            <text:p><text:span text:style-name="T5">- Additionally insert a high bit error rate on BFM transmit lane 0</text:span></text:p>
            <text:p><text:span text:style-name="T5">- Verify that the DUT successfully trains the port to 1x_LaneR mode</text:span></text:p>
            <text:p><text:span text:style-name="T5">- Remove the bit error rate on BFM transmit lane 0</text:span></text:p>
            <text:p><text:span text:style-name="T5">- Verify that Lane 0 trains successfully</text:span></text:p>
            <text:p><text:span text:style-name="T5">- Insert a high bit error rate on BFM transmit lane 1</text:span></text:p>
            <text:p><text:span text:style-name="T5">- Verify that the DUT trains the port that operate in 1x mode</text:span></text:p>
            <text:p><text:span text:style-name="T5">- Additionally insert a high bit error rate on BFM transmit lane 0</text:span></text:p>
            <text:p><text:span text:style-name="T5">- Verify that the DUT trains the port to operate in 1x_LaneR mode (lane 2)</text:span></text:p>
            <text:p><text:span text:style-name="T5">- Additionally insert a high bit error rate on BFM transmit lane 2</text:span></text:p>
            <text:p><text:span text:style-name="T5">- Verify that the DUT cannot train the port</text:span></text:p>
          </table:table-cell>
          <table:table-cell table:number-columns-repeated="1018"/>
        </table:table-row>
        <table:table-row table:style-name="ro11">
          <table:table-cell office:value-type="float" office:value="11">
            <text:p>11</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4x recovery state in 4x 2x 1x</text:p>
          </table:table-cell>
          <table:table-cell table:style-name="ce8" office:value-type="string">
            <text:p><text:span text:style-name="T3">Directed test check/Functional coverage</text:span></text:p>
            <text:p/>
          </table:table-cell>
          <table:table-cell office:value-type="string">
            <text:p><text:span text:style-name="T5">- Train DUT/BFM ports to operate as a 4x link</text:span></text:p>
            <text:p>- Insert a high bit error rate on BFM transmit lane 3 for less that 62.5 msec</text:p>
            <text:p>- Verify that the DUT port remains trained as a 4x port</text:p>
          </table:table-cell>
          <table:table-cell table:number-columns-repeated="1018"/>
        </table:table-row>
        <table:table-row table:style-name="ro35">
          <table:table-cell office:value-type="float" office:value="12">
            <text:p>12</text:p>
          </table:table-cell>
          <table:table-cell office:value-type="float" office:value="3.2">
            <text:p>3.2</text:p>
          </table:table-cell>
          <table:table-cell table:style-name="ce3" office:value-type="string">
            <text:p>5.19.7.1 1x/2x/Nx Initialization State Machine</text:p>
          </table:table-cell>
          <table:table-cell table:style-name="ce2" office:value-type="string">
            <text:p>Discovery behavior, 2x recovery state in 4x 2x 1x</text:p>
          </table:table-cell>
          <table:table-cell table:style-name="ce8" office:value-type="string">
            <text:p><text:span text:style-name="T3">Directed test check/Functional coverage</text:span></text:p>
            <text:p/>
          </table:table-cell>
          <table:table-cell table:style-name="ce17" office:value-type="string">
            <text:p><text:span text:style-name="T5">- Train DUT/BFM ports to operate as a 4x link</text:span></text:p>
            <text:p><text:span text:style-name="T4">- Insert a high bit error rate on the BFM transmit lane 3</text:span></text:p>
            <text:p><text:span text:style-name="T4">- Verify that the DUT successfully trains the port to 2x mode</text:span></text:p>
            <text:p><text:span text:style-name="T4">- Configure the BFM to operate as a 1x port</text:span></text:p>
            <text:p><text:span text:style-name="T4">- Verify that the DUT successfully trains the port to 1x mode</text:span></text:p>
          </table:table-cell>
          <table:table-cell table:number-columns-repeated="1018"/>
        </table:table-row>
        <table:table-row table:style-name="ro35" table:number-rows-repeated="1048562">
          <table:table-cell table:number-columns-repeated="1024"/>
        </table:table-row>
        <table:table-row table:style-name="ro35">
          <table:table-cell table:number-columns-repeated="1024"/>
        </table:table-row>
      </table:table>
      <table:table table:name="5.19.10.1 Receive_Width_Cmd State Machine" table:style-name="ta1" table:print="false">
        <table:table-column table:style-name="co45" table:number-columns-repeated="2" table:default-cell-style-name="ce18"/>
        <table:table-column table:style-name="co46" table:default-cell-style-name="ce19"/>
        <table:table-column table:style-name="co45" table:default-cell-style-name="ce2"/>
        <table:table-column table:style-name="co45" table:default-cell-style-name="ce20"/>
        <table:table-column table:style-name="co47" table:default-cell-style-name="ce21"/>
        <table:table-column table:style-name="co45" table:number-columns-repeated="3" table:default-cell-style-name="Default"/>
        <table:table-row table:style-name="ro23">
          <table:table-cell table:style-name="ce10" office:value-type="string">
            <text:p>Test ID</text:p>
          </table:table-cell>
          <table:table-cell table:style-name="ce10" office:value-type="string">
            <text:p>Specification Revision</text:p>
          </table:table-cell>
          <table:table-cell table:style-name="ce1" office:value-type="string">
            <text:p>Specification Section</text:p>
          </table:table-cell>
          <table:table-cell table:style-name="ce5" office:value-type="string">
            <text:p>Specification Feature</text:p>
          </table:table-cell>
          <table:table-cell table:style-name="ce1" office:value-type="string">
            <text:p>Test Checking Type</text:p>
          </table:table-cell>
          <table:table-cell table:style-name="ce5" office:value-type="string">
            <text:p>Test Implementation Details</text:p>
          </table:table-cell>
          <table:table-cell table:style-name="ce1" office:value-type="string">
            <text:p>Test Name</text:p>
          </table:table-cell>
          <table:table-cell table:style-name="ce1" office:value-type="string">
            <text:p>Test Status</text:p>
          </table:table-cell>
          <table:table-cell table:style-name="ce1" office:value-type="string">
            <text:p>Designer Comments</text:p>
          </table:table-cell>
        </table:table-row>
        <table:table-row table:style-name="ro13">
          <table:table-cell office:value-type="float" office:value="1">
            <text:p>1</text:p>
          </table:table-cell>
          <table:table-cell office:value-type="float" office:value="3.2">
            <text:p>3.2</text:p>
          </table:table-cell>
          <table:table-cell office:value-type="string">
            <text:p>5.19.10.1 Receive_Width_Cmd State Machine</text:p>
          </table:table-cell>
          <table:table-cell office:value-type="string">
            <text:p>Asymmetric mode not enabled</text:p>
          </table:table-cell>
          <table:table-cell office:value-type="string">
            <text:p><text:span text:style-name="T3">Directed test check/Functional coverage</text:span></text:p>
            <text:p/>
          </table:table-cell>
          <table:table-cell office:value-type="string">
            <text:p>Bits 5-9 =0 in Port n Management CSR indicating asymmetric mode is not enabled.</text:p>
            <text:p>Success:</text:p>
            <text:p>Bits 13-15 =0 in Port n Management CSR bits indicating Receiver Width Status as none</text:p>
          </table:table-cell>
          <table:table-cell table:number-columns-repeated="3"/>
        </table:table-row>
        <table:table-row table:style-name="ro9">
          <table:table-cell office:value-type="float" office:value="2">
            <text:p>2</text:p>
          </table:table-cell>
          <table:table-cell office:value-type="float" office:value="3.2">
            <text:p>3.2</text:p>
          </table:table-cell>
          <table:table-cell office:value-type="string">
            <text:p>5.19.10.1 Receive_Width_Cmd State Machine</text:p>
          </table:table-cell>
          <table:table-cell office:value-type="string">
            <text:p>Asymmetric mode succesfully changed</text:p>
          </table:table-cell>
          <table:table-cell office:value-type="string">
            <text:p><text:span text:style-name="T3">Directed test check/Functional coverage</text:span></text:p>
            <text:p/>
          </table:table-cell>
          <table:table-cell office:value-type="string">
            <text:p>Repeat the below for all implemented link widths</text:p>
            <text:p><text:s/>In Port n Management CSR program bits 5-9 to enable a particular link width.</text:p>
            <text:p>From link partner, request to change to the enabled link width is received.</text:p>
            <text:p>Success:</text:p>
            <text:p>Bits 13-15 in Port n Management CSR bits indicates change to requested link width</text:p>
            <text:p>All packet transactions between the ports is succesful.</text:p>
          </table:table-cell>
          <table:table-cell table:number-columns-repeated="3"/>
        </table:table-row>
        <table:table-row table:style-name="ro36">
          <table:table-cell office:value-type="float" office:value="4">
            <text:p>4</text:p>
          </table:table-cell>
          <table:table-cell office:value-type="float" office:value="3.2">
            <text:p>3.2</text:p>
          </table:table-cell>
          <table:table-cell office:value-type="string">
            <text:p>5.19.10.1 Receive_Width_Cmd State Machine</text:p>
          </table:table-cell>
          <table:table-cell office:value-type="string">
            <text:p>Asymmetric mode not <text:s/>changed</text:p>
          </table:table-cell>
          <table:table-cell office:value-type="string">
            <text:p><text:span text:style-name="T3">Directed test check/Functional coverage</text:span></text:p>
            <text:p/>
          </table:table-cell>
          <table:table-cell office:value-type="string">
            <text:p>Repeat the below for all implemented link widths</text:p>
            <text:p><text:s/>In Port n Management CSR program bits 5-9 to enable a particular link width.</text:p>
            <text:p>From link partner, request to change to <text:s/>a link width which is not enabled is received.</text:p>
            <text:p>Success:</text:p>
            <text:p>Bits 13-15 in Port n Management CSR bits indicates previous working link width </text:p>
            <text:p>All packet transactions between the ports is succesful with the previous working link width.</text:p>
          </table:table-cell>
          <table:table-cell table:number-columns-repeated="3"/>
        </table:table-row>
        <table:table-row table:style-name="ro14">
          <table:table-cell office:value-type="float" office:value="5">
            <text:p>5</text:p>
          </table:table-cell>
          <table:table-cell office:value-type="float" office:value="3.2">
            <text:p>3.2</text:p>
          </table:table-cell>
          <table:table-cell office:value-type="string">
            <text:p>5.19.10.1 Receive_Width_Cmd State Machine</text:p>
          </table:table-cell>
          <table:table-cell office:value-type="string">
            <text:p>Asymmetric mode not <text:s/>changed</text:p>
          </table:table-cell>
          <table:table-cell office:value-type="string">
            <text:p><text:span text:style-name="T3">Directed test check/Functional coverage</text:span></text:p>
            <text:p/>
          </table:table-cell>
          <table:table-cell table:style-name="ce2" office:value-type="string">
            <text:p>Bits 5-9 =0 in Port n Management CSR indicating asymmetric mode is not enabled</text:p>
            <text:p>From link partner, request to change to <text:s/>a link width is received</text:p>
            <text:p>Success:</text:p>
            <text:p>Bits 13-15 in Port n Management CSR bits indicates previous working link width</text:p>
            <text:p>All packet transactions between the ports is succesful with the previous working link width.</text:p>
          </table:table-cell>
          <table:table-cell table:number-columns-repeated="3"/>
        </table:table-row>
        <table:table-row table:style-name="ro14">
          <table:table-cell office:value-type="float" office:value="6">
            <text:p>6</text:p>
          </table:table-cell>
          <table:table-cell office:value-type="float" office:value="3.2">
            <text:p>3.2</text:p>
          </table:table-cell>
          <table:table-cell office:value-type="string">
            <text:p>5.19.10.1 Receive_Width_Cmd State Machine</text:p>
          </table:table-cell>
          <table:table-cell office:value-type="string">
            <text:p>Reset during Asymmetric mode change</text:p>
          </table:table-cell>
          <table:table-cell office:value-type="string">
            <text:p><text:span text:style-name="T3">Directed test check/Functional coverage</text:span></text:p>
            <text:p/>
          </table:table-cell>
          <table:table-cell table:style-name="ce2" office:value-type="string">
            <text:p>In Port n Management CSR program bits 5-9 to enable a particular link width.</text:p>
            <text:p>From link partner, request to change to the enabled link width is received.</text:p>
            <text:p>Before link width change is completed, reset link partner to move to silent state.</text:p>
            <text:p/>
            <text:p>Subsequent valid link width change request and packet transactions should be succesful .</text:p>
          </table:table-cell>
          <table:table-cell table:number-columns-repeated="3"/>
        </table:table-row>
        <table:table-row table:style-name="ro14" table:number-rows-repeated="2">
          <table:table-cell table:style-name="ce3" table:number-columns-repeated="3"/>
          <table:table-cell/>
          <table:table-cell table:style-name="ce8"/>
          <table:table-cell table:style-name="ce9"/>
          <table:table-cell table:number-columns-repeated="3"/>
        </table:table-row>
        <table:table-row table:style-name="ro14">
          <table:table-cell table:style-name="ce3" table:number-columns-repeated="3"/>
          <table:table-cell/>
          <table:table-cell table:style-name="ce8"/>
          <table:table-cell table:style-name="ce2"/>
          <table:table-cell table:number-columns-repeated="3"/>
        </table:table-row>
        <table:table-row table:style-name="ro14">
          <table:table-cell table:style-name="ce11" table:number-columns-repeated="2"/>
          <table:table-cell table:style-name="ce3"/>
          <table:table-cell/>
          <table:table-cell table:style-name="ce8"/>
          <table:table-cell table:style-name="ce11"/>
          <table:table-cell table:number-columns-repeated="3"/>
        </table:table-row>
        <table:table-row table:style-name="ro14">
          <table:table-cell table:style-name="ce11" table:number-columns-repeated="2"/>
          <table:table-cell table:style-name="ce3"/>
          <table:table-cell/>
          <table:table-cell table:style-name="ce8"/>
          <table:table-cell table:style-name="ce17"/>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ITC Bookman Light" svg:font-family="'ITC Bookman Ligh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IN">₹</number:currency-symbol>
      <number:number number:decimal-places="2" number:min-integer-digits="1" number:grouping="true"/>
    </number:currency-style>
    <number:currency-style style:name="N107">
      <style:text-properties fo:color="#ff0000"/>
      <number:text>-</number:text>
      <number:currency-symbol number:language="en" number:country="IN">₹</number:currency-symbol>
      <number:number number:decimal-places="2" number:min-integer-digits="1" number:grouping="true"/>
      <style:map style:condition="value()&gt;=0" style:apply-style-name="N107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6">06/09/2018</text:date>, <text:time>18:11: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09-06T18:11:24.40</dc:date>
    <meta:editing-duration>PT20H50M52S</meta:editing-duration>
    <meta:editing-cycles>18</meta:editing-cycles>
    <meta:generator>OpenOffice/4.1.2$Win32 OpenOffice.org_project/412m3$Build-9782</meta:generator>
    <meta:document-statistic meta:table-count="10" meta:cell-count="630" meta:object-count="0"/>
  </office:meta>
</office:document-meta>
</file>